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B8000000C210A3DFD8.jpg" manifest:media-type=""/>
  <manifest:file-entry manifest:full-path="Pictures/10000000000000E2000000C57734C6C8.jpg" manifest:media-type=""/>
  <manifest:file-entry manifest:full-path="Pictures/10000000000000A3000000C26D5C004E.jpg" manifest:media-type=""/>
  <manifest:file-entry manifest:full-path="Pictures/100000000000013500000089E15E7905.png" manifest:media-type=""/>
  <manifest:file-entry manifest:full-path="Pictures/10000201000001D7000000781F74E9F2.png" manifest:media-type=""/>
  <manifest:file-entry manifest:full-path="Pictures/10000000000001730000009C76306B99.jpg" manifest:media-type=""/>
  <manifest:file-entry manifest:full-path="Pictures/100002010000010D0000006D0B847102.png" manifest:media-type=""/>
  <manifest:file-entry manifest:full-path="Pictures/10000201000000F7000000888A3B8851.png" manifest:media-type=""/>
  <manifest:file-entry manifest:full-path="Pictures/10000000000002AB000000A135825F8E.png" manifest:media-type=""/>
  <manifest:file-entry manifest:full-path="Pictures/1000000000000195000000478591C978.png" manifest:media-type=""/>
  <manifest:file-entry manifest:full-path="Pictures/100002010000004100000020B1E0FF3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Arial Black1" svg:font-family="'Arial Black'"/>
    <style:font-face style:name="Mangal2" svg:font-family="Mangal"/>
    <style:font-face style:name="Arial4" svg:font-family="Arial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t_20_sans_20_remplissage_20_et_20_sans_20_ligne">
      <style:graphic-properties draw:textarea-vertical-align="middle" draw:ole-draw-aspect="1"/>
    </style:style>
    <style:style style:name="gr7" style:family="graphic" style:parent-style-name="objectwithoutfill">
      <style:graphic-properties svg:stroke-width="0.1cm" svg:stroke-color="#ccff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color="#990099" draw:fill="none" draw:textarea-vertical-align="middle"/>
    </style:style>
    <style:style style:name="gr12" style:family="graphic" style:parent-style-name="objectwithoutfill">
      <style:graphic-properties svg:stroke-color="#ff0000" draw:fill="none" draw:textarea-vertical-align="middle"/>
    </style:style>
    <style:style style:name="gr1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00cc00" draw:fill="none" draw:textarea-vertical-align="middle"/>
    </style:style>
    <style:style style:name="gr16" style:family="graphic" style:parent-style-name="objectwithoutfill">
      <style:graphic-properties svg:stroke-width="0.1cm" svg:stroke-color="#00cc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withoutfill">
      <style:graphic-properties svg:stroke-width="0.1cm" svg:stroke-color="#990099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cm" svg:stroke-color="#ff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svg:stroke-color="#990099" draw:marker-start-width="0.2cm" draw:marker-end-width="0.2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withoutfill">
      <style:graphic-properties draw:stroke="dash" draw:stroke-dash="Fine_20_Dashed" svg:stroke-width="0cm" svg:stroke-color="#ff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cm" svg:stroke-color="#990099" draw:marker-start-width="0.2cm" draw:marker-end-width="0.2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width="0.1cm" svg:stroke-color="#0000cc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fo:min-height="0.5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1cm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fo:min-height="12.793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fo:min-height="1.798cm"/>
    </style:style>
    <style:style style:name="pr4" style:family="presentation" style:parent-style-name="Titel_20_und_20_Inhalt-notes">
      <style:graphic-properties draw:fill-color="#ffffff" fo:min-height="12.792cm"/>
    </style:style>
    <style:style style:name="pr5" style:family="presentation" style:parent-style-name="Titel_20_und_20_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8" style:family="presentation" style:parent-style-name="Titel_20_und_20_Inhalt-notes">
      <style:graphic-properties draw:fill-color="#ffffff" fo:min-height="13.365cm"/>
    </style:style>
    <style:style style:name="pr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1" style:family="presentation" style:parent-style-name="Titel_20_und_20_Inhalt-notes">
      <style:graphic-properties draw:fill-color="#ffffff" fo:min-height="12.793cm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4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r1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fo:line-height="100%" fo:text-align="start" style:punctuation-wrap="hanging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simple" style:font-independent-line-spacing="true"/>
      <style:text-properties fo:font-size="18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style:text-properties fo:color="#000000" fo:font-weight="bold" style:font-weight-asian="bold" style:font-weight-complex="bold"/>
    </style:style>
    <style:style style:name="P13" style:family="paragraph">
      <style:paragraph-properties fo:text-align="center"/>
      <style:text-properties fo:color="#9900ff" fo:font-size="18pt"/>
    </style:style>
    <style:style style:name="P14" style:family="paragraph">
      <style:text-properties fo:color="#ff0000" fo:font-size="18pt"/>
    </style:style>
    <style:style style:name="P15" style:family="paragraph">
      <style:text-properties fo:color="#9900ff" fo:font-size="18pt"/>
    </style:style>
    <style:style style:name="P16" style:family="paragraph">
      <style:text-properties fo:font-size="18pt"/>
    </style:style>
    <style:style style:name="P17" style:family="paragraph">
      <style:text-properties fo:color="#00cc00" fo:font-weight="bold" style:font-weight-asian="bold" style:font-weight-complex="bold"/>
    </style:style>
    <style:style style:name="P18" style:family="paragraph">
      <style:text-properties fo:color="#ff0000"/>
    </style:style>
    <style:style style:name="P19" style:family="paragraph">
      <style:text-properties fo:color="#00cc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color="#6600cc" fo:font-size="18pt"/>
    </style:style>
    <style:style style:name="P22" style:family="paragraph">
      <style:text-properties fo:color="#0000cc"/>
    </style:style>
    <style:style style:name="P23" style:family="paragraph">
      <style:text-properties fo:color="#6666ff" fo:font-weight="bold" style:font-weight-asian="bold" style:font-weight-complex="bold"/>
    </style:style>
    <style:style style:name="P24" style:family="paragraph">
      <style:text-properties fo:color="#ff66cc" fo:font-weight="bold" style:font-weight-asian="bold" style:font-weight-complex="bold"/>
    </style:style>
    <style:style style:name="P25" style:family="paragraph">
      <style:text-properties fo:color="#ff0000" fo:font-weight="bold" style:font-weight-asian="bold" style:font-weight-complex="bold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margin-left="0.736cm" fo:margin-right="0cm" fo:margin-top="0cm" fo:margin-bottom="0.212cm" fo:line-height="100%" fo:text-align="start" fo:text-indent="-0.735cm" style:punctuation-wrap="hanging">
        <style:tab-stops>
          <style:tab-stop style:position="0cm"/>
        </style:tab-stops>
      </style:paragraph-properties>
    </style:style>
    <style:style style:name="T1" style:family="text">
      <style:text-properties fo:color="#000000" style:text-line-through-style="none" style:font-name="Arial3" fo:font-size="48pt" fo:letter-spacing="normal" fo:font-style="normal" style:text-underline-style="none" fo:font-weight="bold" style:font-size-asian="48pt" style:font-style-asian="normal" style:font-weight-asian="bold" style:font-name-complex="Arial3" style:font-size-complex="48pt" style:font-style-complex="normal" style:font-weight-complex="bold"/>
    </style:style>
    <style:style style:name="T2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text-line-through-style="none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color="#000000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color="#000000" style:text-line-through-style="none" style:font-name="Arial1" fo:font-size="22pt" fo:letter-spacing="normal" fo:font-style="italic" style:text-underline-style="none" fo:font-weight="normal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7" style:family="text">
      <style:text-properties fo:color="#000000" style:text-line-through-style="none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color="#000000" style:text-line-through-style="none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9" style:family="text">
      <style:text-properties fo:color="#000000" style:text-line-through-style="none" style:font-name="Arial1" fo:font-size="20pt" fo:letter-spacing="normal" fo:font-style="italic" style:text-underline-style="none" fo:font-weight="normal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17% 58%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00ff" fo:font-size="18pt"/>
    </style:style>
    <style:style style:name="T15" style:family="text">
      <style:text-properties fo:color="#ff0000" fo:font-size="18pt"/>
    </style:style>
    <style:style style:name="T16" style:family="text">
      <style:text-properties fo:font-size="18pt"/>
    </style:style>
    <style:style style:name="T17" style:family="text">
      <style:text-properties fo:color="#00cc00" fo:font-weight="bold" style:font-weight-asian="bold" style:font-weight-complex="bold"/>
    </style:style>
    <style:style style:name="T18" style:family="text">
      <style:text-properties fo:color="#ff0000"/>
    </style:style>
    <style:style style:name="T19" style:family="text">
      <style:text-properties fo:color="#00cc00" fo:font-size="18pt" fo:font-weight="bold" style:font-weight-asian="bold" style:font-weight-complex="bold"/>
    </style:style>
    <style:style style:name="T20" style:family="text">
      <style:text-properties fo:color="#6600cc" fo:font-size="18pt"/>
    </style:style>
    <style:style style:name="T21" style:family="text">
      <style:text-properties fo:color="#0000cc"/>
    </style:style>
    <style:style style:name="T22" style:family="text">
      <style:text-properties fo:color="#6666ff" fo:font-weight="bold" style:font-weight-asian="bold" style:font-weight-complex="bold"/>
    </style:style>
    <style:style style:name="T23" style:family="text">
      <style:text-properties fo:color="#ff66cc" fo:font-weight="bold" style:font-weight-asian="bold" style:font-weight-complex="bold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00" style:text-line-through-style="none" fo:font-size="28pt" fo:letter-spacing="normal" fo:font-weight="bold" style:font-size-asian="28pt" style:font-weight-asian="bold" style:font-size-complex="28pt" style:font-weight-complex="bold"/>
    </style:style>
    <style:style style:name="T27" style:family="text">
      <style:text-properties fo:color="#000000" style:text-line-through-style="none" style:font-name="Arial1" fo:font-size="24pt" fo:letter-spacing="normal" fo:font-style="italic" style:text-underline-style="solid" style:text-underline-width="auto" style:text-underline-color="font-color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28" style:family="text">
      <style:text-properties fo:color="#000000" style:text-line-through-style="none" style:font-name="Arial1" fo:font-size="24pt" fo:letter-spacing="normal" fo:font-style="normal" style:font-size-asian="24pt" style:font-style-asian="normal" style:font-name-complex="Arial1" style:font-size-complex="24pt" style:font-style-complex="normal"/>
    </style:style>
    <style:style style:name="T29" style:family="text">
      <style:text-properties fo:color="#000000" style:text-line-through-style="none" style:font-name="Arial1" fo:font-size="20pt" fo:letter-spacing="normal" fo:font-style="normal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0" style:family="text">
      <style:text-properties fo:color="#000000" style:text-outline="false" style:text-line-through-style="none" style:font-name="Arial1" fo:font-size="20pt" fo:letter-spacing="normal" fo:language="de" fo:country="DE" fo:font-style="normal" fo:text-shadow="none" style:text-underline-style="none" fo:font-weight="normal" style:letter-kerning="true" style:font-name-asian="DejaVu Sans" style:font-size-asian="20pt" style:language-asian="de" style:country-asian="DE" style:font-style-asian="normal" style:font-weight-asian="normal" style:font-name-complex="Arial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font-name="Arial1" fo:font-size="24pt" fo:letter-spacing="normal" fo:language="de" fo:country="DE" fo:font-style="normal" fo:text-shadow="none" style:text-underline-style="none" fo:font-weight="bold" style:letter-kerning="true" style:font-name-asian="DejaVu Sans" style:font-size-asian="24pt" style:language-asian="de" style:country-asian="DE" style:font-style-asian="normal" style:font-weight-asian="bold" style:font-name-complex="Arial1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3" style:family="text">
      <style:text-properties fo:color="#000000" style:text-outline="false" style:text-line-through-style="none" style:font-name="Arial1" fo:font-size="22pt" fo:letter-spacing="normal" fo:language="de" fo:country="DE" fo:font-style="normal" fo:text-shadow="none" style:text-underline-style="none" fo:font-weight="normal" style:letter-kerning="true" style:font-name-asian="DejaVu Sans" style:font-size-asian="22pt" style:language-asian="de" style:country-asian="DE" style:font-style-asian="normal" style:font-weight-asian="normal" style:font-name-complex="Arial1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line-through-style="none" style:font-name="Arial1" fo:font-size="22pt" fo:letter-spacing="normal" fo:font-style="normal" fo:font-weight="normal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6.404cm" svg:height="3.738cm" svg:x="0.591cm" svg:y="10.983cm" presentation:class="title" presentation:user-transformed="true">
          <draw:text-box>
            <text:p text:style-name="P1"><text:span text:style-name="T1">WP3 – G1 <text:s text:c="3"/>Paris – St Ouen</text:span><text:span text:style-name="T1"><text:line-break/></text:span><text:span text:style-name="T1">Meeting Report</text:span><text:span text:style-name="T1"><text:line-break/></text:span><text:span text:style-name="T1"/></text:p>
          </draw:text-box>
        </draw:frame>
        <presentation:notes draw:style-name="dp2">
          <draw:page-thumbnail draw:name="Rectangle 2" draw:style-name="gr1" draw:layer="layout" svg:width="15.393cm" svg:height="10.657cm" svg:x="2.165cm" svg:y="2.134cm" draw:page-number="1" presentation:class="page"/>
          <draw:frame draw:name="Rectangle 3" presentation:style-name="pr2" draw:text-style-name="P2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 presentation:placeholder="true">
          <draw:text-box/>
        </draw:frame>
        <draw:frame draw:style-name="gr2" draw:text-style-name="P3" draw:layer="layout" svg:width="6.602cm" svg:height="1.83cm" svg:x="10.4cm" svg:y="9.6cm">
          <draw:text-box>
            <text:p><text:span text:style-name="T2">AGENDA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2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roduction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5"><text:span text:style-name="T3">Agenda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list text:style-name="L2">
              <text:list-header>
                <text:p text:style-name="P6"><text:span text:style-name="T4">Tuesday, Dec 9</text:span><text:span text:style-name="T5"> Room S_6056</text:span></text:p>
              </text:list-header>
            </text:list>
            <text:p text:style-name="P6"><text:span text:style-name="T5"><text:s text:c="4"/></text:span><text:span text:style-name="T6">12h00 – 13h30: lunch time</text:span></text:p>
            <text:p text:style-name="P6"><text:span text:style-name="T6"><text:s text:c="4"/></text:span><text:span text:style-name="T5">13h30 – 17h30 <text:s/>With Jakob and Baseliyos</text:span></text:p>
            <text:list text:continue-numbering="true" text:style-name="L2">
              <text:list-header>
                <text:p text:style-name="P6"><text:span text:style-name="T5">- Agreement on the objectives for the workshop</text:span></text:p>
                <text:p text:style-name="P6"><text:span text:style-name="T5">- Perimeter of the analysis</text:span></text:p>
                <text:p text:style-name="P6"><text:span text:style-name="T5"/></text:p>
                <text:p text:style-name="P6"><text:span text:style-name="T4">Wenesday, Dec 10</text:span><text:span text:style-name="T5"> Room S_6056</text:span></text:p>
              </text:list-header>
            </text:list>
            <text:p text:style-name="P6"><text:span text:style-name="T5"><text:s text:c="4"/></text:span><text:span text:style-name="T5">9h00 – 9h30 : quick presentation of Benjamin Scade Model</text:span></text:p>
            <text:p text:style-name="P6"><text:span text:style-name="T5"><text:s text:c="4"/></text:span><text:span text:style-name="T5">9h30 - 10h00: quick presentation of Christian Document</text:span></text:p>
            <text:p text:style-name="P6"><text:span text:style-name="T5"><text:s text:c="4"/></text:span><text:span text:style-name="T5">10h00 – 10h30: quick presentation of Véronique ch13 analysis</text:span></text:p>
            <text:p text:style-name="P6"><text:span text:style-name="T5"><text:s text:c="4"/></text:span></text:p>
          </draw:text-box>
        </draw:frame>
        <draw:frame draw:name="Slide Number Placeholder 3" presentation:style-name="pr7" draw:text-style-name="P8" draw:layer="layout" svg:width="5.291cm" svg:height="0.259cm" svg:x="11.113cm" svg:y="18.591cm" presentation:class="page-number" presentation:user-transformed="true">
          <draw:text-box>
            <text:p text:style-name="P7"><text:span text:style-name="T7"><text:page-number>&lt;numéro&gt;</text:page-number></text:span></text:p>
          </draw:text-box>
        </draw:frame>
        <draw:frame draw:name="Footer Placeholder 4" presentation:style-name="pr7" draw:text-style-name="P8" draw:layer="layout" svg:width="10.3cm" svg:height="0.259cm" svg:x="0.556cm" svg:y="18.591cm" presentation:class="footer" presentation:user-transformed="true">
          <draw:text-box>
            <text:p text:style-name="P7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4.848cm" svg:height="11.135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5"><text:span text:style-name="T3">Agenda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6"><text:span text:style-name="T4"><text:s text:c="4"/></text:span><text:span text:style-name="T4">Wenesday, Dec 10</text:span><text:span text:style-name="T5"> Room S_6056</text:span></text:p>
            <text:p text:style-name="P6"><text:span text:style-name="T5"><text:s text:c="4"/></text:span><text:span text:style-name="T5">11h00 – 13h00: technical issues</text:span></text:p>
            <text:p text:style-name="P6"><text:span text:style-name="T5"><text:s text:c="4"/></text:span><text:span text:style-name="T9">13h00 – 14h00: lunch time</text:span></text:p>
            <text:p text:style-name="P6"><text:span text:style-name="T5"><text:s text:c="4"/></text:span><text:span text:style-name="T5">14h00 – 18h00: technical issues</text:span></text:p>
            <text:p text:style-name="P6"><text:span text:style-name="T5"/></text:p>
            <text:p text:style-name="P6"><text:span text:style-name="T5"><text:s text:c="4"/></text:span><text:span text:style-name="T4">Thursday, Dec 11</text:span><text:span text:style-name="T5"> Room S_3227</text:span></text:p>
            <text:p text:style-name="P6"><text:span text:style-name="T5"><text:s text:c="4"/></text:span><text:span text:style-name="T5">9h00 – 12h00: definition and sharing of homework</text:span></text:p>
            <text:p text:style-name="P6"><text:span text:style-name="T5"><text:s text:c="4"/></text:span><text:span text:style-name="T6">12h00 – 13h00: lunch time</text:span></text:p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name="Slide Number Placeholder 3" presentation:style-name="pr9" draw:text-style-name="P9" draw:layer="layout" svg:width="5.291cm" svg:height="0.259cm" svg:x="11.113cm" svg:y="18.591cm" presentation:class="page-number" presentation:user-transformed="true">
          <draw:text-box>
            <text:p text:style-name="P7"><text:span text:style-name="T7"><text:page-number>&lt;numéro&gt;</text:page-number></text:span></text:p>
          </draw:text-box>
        </draw:frame>
        <draw:frame draw:name="Footer Placeholder 4" presentation:style-name="pr10" draw:text-style-name="P9" draw:layer="layout" svg:width="10.3cm" svg:height="0.259cm" svg:x="0.556cm" svg:y="18.591cm" presentation:class="footer" presentation:user-transformed="true">
          <draw:text-box>
            <text:p text:style-name="P7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4.848cm" svg:height="11.135cm" svg:x="3.075cm" svg:y="2.257cm" draw:page-number="4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 presentation:placeholder="true">
          <draw:text-box/>
        </draw:frame>
        <draw:frame draw:style-name="gr2" draw:text-style-name="P3" draw:layer="layout" svg:width="17.736cm" svg:height="3.409cm" svg:x="4.6cm" svg:y="8.6cm">
          <draw:text-box>
            <text:p text:style-name="P10"><text:span text:style-name="T2">Technical part</text:span></text:p>
            <text:p><text:span text:style-name="T2">Braking curves principles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5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3 types of Speed Monitoring</text:span></text:p>
          </draw:text-box>
        </draw:frame>
        <draw:line draw:style-name="gr3" draw:text-style-name="P10" draw:layer="layout" svg:x1="3.2cm" svg:y1="12.6cm" svg:x2="3.2cm" svg:y2="5cm">
          <text:p/>
        </draw:line>
        <draw:line draw:style-name="gr3" draw:text-style-name="P10" draw:layer="layout" svg:x1="3.2cm" svg:y1="12.6cm" svg:x2="26.6cm" svg:y2="12.6cm">
          <text:p/>
        </draw:line>
        <draw:frame draw:style-name="gr2" draw:layer="layout" svg:width="1.844cm" svg:height="0.962cm" svg:x="17.6cm" svg:y="12.838cm">
          <draw:text-box>
            <text:p>EOA</text:p>
          </draw:text-box>
        </draw:frame>
        <draw:frame draw:style-name="gr2" draw:layer="layout" svg:width="1.844cm" svg:height="0.962cm" svg:x="15.556cm" svg:y="7.4cm">
          <draw:text-box>
            <text:p>TSM</text:p>
          </draw:text-box>
        </draw:frame>
        <draw:frame draw:style-name="gr2" draw:layer="layout" svg:width="1.912cm" svg:height="0.962cm" svg:x="18.8cm" svg:y="10.038cm">
          <draw:text-box>
            <text:p>RSM</text:p>
          </draw:text-box>
        </draw:frame>
        <draw:frame draw:style-name="gr2" draw:layer="layout" svg:width="1.912cm" svg:height="0.962cm" svg:x="4.4cm" svg:y="5.6cm">
          <draw:text-box>
            <text:p>CSM</text:p>
          </draw:text-box>
        </draw:frame>
        <draw:frame draw:style-name="gr2" draw:layer="layout" svg:width="2.432cm" svg:height="0.962cm" svg:x="4.168cm" svg:y="4.638cm">
          <draw:text-box>
            <text:p>Ceiling</text:p>
          </draw:text-box>
        </draw:frame>
        <draw:frame draw:style-name="gr2" draw:layer="layout" svg:width="2.263cm" svg:height="0.962cm" svg:x="14.737cm" svg:y="6.438cm">
          <draw:text-box>
            <text:p>Target</text:p>
          </draw:text-box>
        </draw:frame>
        <draw:frame draw:style-name="gr2" draw:layer="layout" svg:width="2.822cm" svg:height="0.962cm" svg:x="18.378cm" svg:y="9cm">
          <draw:text-box>
            <text:p>Release</text:p>
          </draw:text-box>
        </draw:frame>
        <draw:path draw:style-name="gr4" draw:text-style-name="P10" draw:layer="layout" svg:width="10.817cm" svg:height="4.599cm" svg:x="6.8cm" svg:y="6.4cm" svg:viewBox="0 0 10818 4600" svg:d="m0 0h3000c8400 1200 7809 4600 7809 4600">
          <text:p/>
        </draw:path>
        <draw:line draw:style-name="gr4" draw:text-style-name="P10" draw:layer="layout" svg:x1="6.8cm" svg:y1="6.4cm" svg:x2="3.2cm" svg:y2="6.4cm">
          <text:p/>
        </draw:line>
        <draw:line draw:style-name="gr4" draw:text-style-name="P10" draw:layer="layout" svg:x1="17.618cm" svg:y1="11cm" svg:x2="20cm" svg:y2="11cm">
          <text:p/>
        </draw:line>
        <draw:custom-shape draw:style-name="gr5" draw:text-style-name="P10" draw:layer="layout" svg:width="0.6cm" svg:height="0.6cm" svg:x="17.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263cm" svg:height="0.962cm" svg:x="16.537cm" svg:y="11.238cm">
          <draw:text-box>
            <text:p>Target</text:p>
          </draw:text-box>
        </draw:frame>
        <draw:frame draw:style-name="gr2" draw:layer="layout" svg:width="26.825cm" svg:height="2.384cm" svg:x="0.175cm" svg:y="14.4cm">
          <draw:text-box>
            <text:p>CSM: Ceiling Speed Monitoring =&gt; speed constant limit</text:p>
            <text:p>TSM: Target Speed Monitoring =&gt; speed reduction to a target limit (0 km/h or not)</text:p>
            <text:p>RSM: Release Speed Monitoring =&gt; fixed and constant speed limit used to approach the EOA</text:p>
          </draw:text-box>
        </draw:frame>
        <presentation:notes draw:style-name="dp3">
          <draw:page-thumbnail draw:style-name="gr1" draw:layer="layout" svg:width="15.396cm" svg:height="10.659cm" svg:x="2.161cm" svg:y="2.16cm" draw:page-number="6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2" draw:layer="layout" svg:width="22.145cm" svg:height="1.798cm" svg:x="0.556cm" svg:y="0.736cm" presentation:class="title">
          <draw:text-box>
            <text:p><text:span text:style-name="T11">Braking curve equation</text:span></text:p>
          </draw:text-box>
        </draw:frame>
        <draw:frame draw:style-name="gr6" draw:text-style-name="P10" draw:layer="layout" svg:width="18.287cm" svg:height="11.105cm" svg:x="0.913cm" svg:y="4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5.764cm" svg:height="1.673cm" svg:x="19.036cm" svg:y="6.638cm">
          <draw:text-box>
            <text:p><text:span text:style-name="T12">Vx</text:span><text:span text:style-name="T13">2</text:span><text:span text:style-name="T12"> – Vo</text:span><text:span text:style-name="T13">2</text:span><text:span text:style-name="T12"> = 2 . A. x</text:span></text:p>
            <text:p><text:span text:style-name="T12">=&gt; parabola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7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Braking curves deceleration</text:span></text:p>
          </draw:text-box>
        </draw:frame>
        <draw:line draw:style-name="gr3" draw:text-style-name="P10" draw:layer="layout" svg:x1="1.5cm" svg:y1="13.8cm" svg:x2="24.4cm" svg:y2="13.8cm">
          <text:p/>
        </draw:line>
        <draw:line draw:style-name="gr3" draw:text-style-name="P10" draw:layer="layout" svg:x1="1.5cm" svg:y1="13.8cm" svg:x2="1.5cm" svg:y2="3.6cm">
          <text:p/>
        </draw:line>
        <draw:polyline draw:style-name="gr7" draw:text-style-name="P10" draw:layer="layout" svg:width="13.799cm" svg:height="5.999cm" svg:x="4.2cm" svg:y="7.8cm" svg:viewBox="0 0 13800 6000" draw:points="0,0 7200,2000 9200,2600 11200,3400 12600,4200 13200,4800 13600,5400 13800,6000">
          <text:p/>
        </draw:polyline>
        <draw:polyline draw:style-name="gr8" draw:text-style-name="P10" draw:layer="layout" svg:width="14.999cm" svg:height="7.399cm" svg:x="4.6cm" svg:y="6.4cm" svg:viewBox="0 0 15000 7400" draw:points="0,0 6400,2000 8200,2600 9800,3200 11200,3800 12000,4200 13000,4800 13800,5400 14200,5800 14600,6200 14800,6800 15000,7400">
          <text:p/>
        </draw:polyline>
        <draw:polyline draw:style-name="gr9" draw:text-style-name="P10" draw:layer="layout" svg:width="12.599cm" svg:height="7.799cm" svg:x="4.8cm" svg:y="6cm" svg:viewBox="0 0 12600 7800" draw:points="0,0 5600,2200 8600,3600 10000,4400 10800,5000 11400,5600 11800,6000 12200,6600 12400,7200 12600,7800">
          <text:p/>
        </draw:polyline>
        <draw:polyline draw:style-name="gr10" draw:text-style-name="P10" draw:layer="layout" svg:width="11.599cm" svg:height="6.799cm" svg:x="6.4cm" svg:y="7cm" svg:viewBox="0 0 11600 6800" draw:points="0,0 4000,1200 6600,2400 8000,3200 8600,3600 9600,4400 10000,4800 10400,5000 10800,5400 11200,5800 11400,6200 11600,6800">
          <text:p/>
        </draw:polyline>
        <draw:line draw:style-name="gr4" draw:text-style-name="P10" draw:layer="layout" svg:x1="10cm" svg:y1="8.2cm" svg:x2="1.5cm" svg:y2="8cm">
          <text:p/>
        </draw:line>
        <draw:line draw:style-name="gr4" draw:text-style-name="P10" draw:layer="layout" svg:x1="16.4cm" svg:y1="11.8cm" svg:x2="1.5cm" svg:y2="11.8cm">
          <text:p/>
        </draw:line>
        <draw:frame draw:style-name="gr2" draw:layer="layout" svg:width="1.277cm" svg:height="0.962cm" svg:x="1.723cm" svg:y="11cm">
          <draw:text-box>
            <text:p>V1</text:p>
          </draw:text-box>
        </draw:frame>
        <draw:frame draw:style-name="gr2" draw:layer="layout" svg:width="1.277cm" svg:height="0.962cm" svg:x="1.5cm" svg:y="7.238cm">
          <draw:text-box>
            <text:p>V2</text:p>
          </draw:text-box>
        </draw:frame>
        <draw:frame draw:style-name="gr2" draw:layer="layout" svg:width="23.442cm" svg:height="2.384cm" svg:x="2.4cm" svg:y="15.4cm">
          <draw:text-box>
            <text:p>Deceleration is not constant. For ERTMS, it is defined step by step.</text:p>
            <text:p>In this exemple (black curve), 3 deceleration values are used: red curve up to V2, </text:p>
            <text:p>blue one from V1 to V2 and yellow curve under V1</text:p>
          </draw:text-box>
        </draw:frame>
        <presentation:notes draw:style-name="dp3">
          <draw:page-thumbnail draw:style-name="gr1" draw:layer="layout" svg:width="15.396cm" svg:height="10.659cm" svg:x="2.161cm" svg:y="2.16cm" draw:page-number="8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Target: EOA - DP</text:span></text:p>
          </draw:text-box>
        </draw:frame>
        <draw:path draw:style-name="gr11" draw:text-style-name="P10" draw:layer="layout" svg:width="12.208cm" svg:height="8.599cm" svg:x="6.191cm" svg:y="5.5cm" svg:viewBox="0 0 12209 8600" svg:d="m0 0 3200 400c8400 1200 9009 8200 9009 8200">
          <text:p/>
        </draw:path>
        <draw:path draw:style-name="gr12" draw:text-style-name="P13" draw:layer="layout" svg:width="14.808cm" svg:height="8.599cm" svg:x="6.191cm" svg:y="5.5cm" svg:viewBox="0 0 14809 8600" svg:d="m0 0 5209 600c8400 1200 9600 8000 9600 8000">
          <text:p text:style-name="P10"><text:span text:style-name="T14">SB</text:span></text:p>
        </draw:path>
        <draw:line draw:style-name="gr3" draw:text-style-name="P10" draw:layer="layout" svg:x1="1.5cm" svg:y1="14.1cm" svg:x2="24.4cm" svg:y2="14.1cm">
          <text:p/>
        </draw:line>
        <draw:line draw:style-name="gr3" draw:text-style-name="P10" draw:layer="layout" svg:x1="1.5cm" svg:y1="14.1cm" svg:x2="1.5cm" svg:y2="3.9cm">
          <text:p/>
        </draw:line>
        <draw:frame draw:style-name="gr2" draw:text-style-name="P14" draw:layer="layout" svg:width="1.349cm" svg:height="0.962cm" svg:x="19.251cm" svg:y="7.138cm">
          <draw:text-box>
            <text:p><text:span text:style-name="T15">EB</text:span></text:p>
          </draw:text-box>
        </draw:frame>
        <draw:frame draw:style-name="gr2" draw:text-style-name="P14" draw:layer="layout" svg:width="3.707cm" svg:height="1.673cm" svg:x="17.4cm" svg:y="6.365cm">
          <draw:text-box>
            <text:p><text:span text:style-name="T15">Emergency</text:span></text:p>
            <text:p><text:span text:style-name="T15">Brake</text:span></text:p>
          </draw:text-box>
        </draw:frame>
        <draw:frame draw:style-name="gr2" draw:text-style-name="P15" draw:layer="layout" svg:width="3.884cm" svg:height="1.673cm" svg:x="11.016cm" svg:y="8.6cm">
          <draw:text-box>
            <text:p><text:span text:style-name="T14">Full service </text:span></text:p>
            <text:p><text:span text:style-name="T14">Brake</text:span></text:p>
          </draw:text-box>
        </draw:frame>
        <draw:frame draw:style-name="gr2" draw:text-style-name="P16" draw:layer="layout" svg:width="1.844cm" svg:height="0.962cm" svg:x="17.4cm" svg:y="14.338cm">
          <draw:text-box>
            <text:p><text:span text:style-name="T16">EOA</text:span></text:p>
          </draw:text-box>
        </draw:frame>
        <draw:frame draw:style-name="gr2" draw:text-style-name="P16" draw:layer="layout" svg:width="1.383cm" svg:height="0.962cm" svg:x="20.417cm" svg:y="14.3cm">
          <draw:text-box>
            <text:p><text:span text:style-name="T16">DP</text:span></text:p>
          </draw:text-box>
        </draw:frame>
        <draw:line draw:style-name="gr4" draw:text-style-name="P10" draw:layer="layout" svg:x1="6.191cm" svg:y1="5.5cm" svg:x2="1.5cm" svg:y2="5.5cm">
          <text:p/>
        </draw:line>
        <draw:frame draw:style-name="gr2" draw:text-style-name="P16" draw:layer="layout" svg:width="1.912cm" svg:height="0.962cm" svg:x="2cm" svg:y="4.3cm">
          <draw:text-box>
            <text:p><text:span text:style-name="T16">CSM</text:span></text:p>
          </draw:text-box>
        </draw:frame>
        <draw:frame draw:style-name="gr2" draw:text-style-name="P16" draw:layer="layout" svg:width="1.844cm" svg:height="0.962cm" svg:x="19.6cm" svg:y="8.862cm">
          <draw:text-box>
            <text:p><text:span text:style-name="T16">TSM</text:span></text:p>
          </draw:text-box>
        </draw:frame>
        <draw:line draw:style-name="gr4" draw:text-style-name="P10" draw:layer="layout" svg:x1="18.3cm" svg:y1="13.5cm" svg:x2="24.3cm" svg:y2="13.5cm">
          <text:p/>
        </draw:line>
        <draw:frame draw:style-name="gr2" draw:text-style-name="P16" draw:layer="layout" svg:width="1.912cm" svg:height="0.962cm" svg:x="22cm" svg:y="12.538cm">
          <draw:text-box>
            <text:p><text:span text:style-name="T16">RSM</text:span></text:p>
          </draw:text-box>
        </draw:frame>
        <draw:frame draw:style-name="gr2" draw:layer="layout" svg:width="14.629cm" svg:height="2.384cm" svg:x="2cm" svg:y="15.6cm">
          <draw:text-box>
            <text:p>EOA is protected by the full (100%) service brake</text:p>
            <text:p>Danger Point is protected by the emergency brake</text:p>
            <text:p>There is one EOA/DP couple max in a MA</text:p>
          </draw:text-box>
        </draw:frame>
        <presentation:notes draw:style-name="dp3">
          <draw:page-thumbnail draw:style-name="gr1" draw:layer="layout" svg:width="15.396cm" svg:height="10.659cm" svg:x="2.161cm" svg:y="2.16cm" draw:page-number="9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Target: MRSP</text:span></text:p>
          </draw:text-box>
        </draw:frame>
        <draw:line draw:style-name="gr3" draw:text-style-name="P10" draw:layer="layout" svg:x1="1.4cm" svg:y1="15.1cm" svg:x2="1.4cm" svg:y2="3.4cm">
          <text:p/>
        </draw:line>
        <draw:line draw:style-name="gr3" draw:text-style-name="P10" draw:layer="layout" svg:x1="1.4cm" svg:y1="15.1cm" svg:x2="25.4cm" svg:y2="15.1cm">
          <text:p/>
        </draw:line>
        <draw:path draw:style-name="gr13" draw:text-style-name="P10" draw:layer="layout" svg:width="9.799cm" svg:height="4.599cm" svg:x="3.2cm" svg:y="5.4cm" svg:viewBox="0 0 9800 4600" svg:d="m0 0h800c8400 1200 9000 4600 9000 4600">
          <text:p/>
        </draw:path>
        <draw:line draw:style-name="gr14" draw:text-style-name="P10" draw:layer="layout" svg:x1="1.4cm" svg:y1="5.4cm" svg:x2="13cm" svg:y2="5.4cm">
          <text:p/>
        </draw:line>
        <draw:line draw:style-name="gr15" draw:text-style-name="P10" draw:layer="layout" svg:x1="13cm" svg:y1="5.4cm" svg:x2="13cm" svg:y2="10cm">
          <text:p/>
        </draw:line>
        <draw:line draw:style-name="gr16" draw:text-style-name="P10" draw:layer="layout" svg:x1="13cm" svg:y1="10cm" svg:x2="19.6cm" svg:y2="10cm">
          <text:p/>
        </draw:line>
        <draw:path draw:style-name="gr4" draw:text-style-name="P10" draw:layer="layout" svg:width="5.799cm" svg:height="3.037cm" svg:x="19.6cm" svg:y="6.963cm" svg:viewBox="0 0 5800 3038" svg:d="m0 3038c1800-3601 5800-3000 5800-3000">
          <text:p/>
        </draw:path>
        <draw:line draw:style-name="gr15" draw:text-style-name="P10" draw:layer="layout" svg:x1="19.6cm" svg:y1="7cm" svg:x2="19.6cm" svg:y2="10.037cm">
          <text:p/>
        </draw:line>
        <draw:line draw:style-name="gr16" draw:text-style-name="P10" draw:layer="layout" svg:x1="19.6cm" svg:y1="6.963cm" svg:x2="26.4cm" svg:y2="6.963cm">
          <text:p/>
        </draw:line>
        <draw:frame draw:style-name="gr17" draw:text-style-name="P17" draw:layer="layout" svg:width="1.4cm" svg:height="0.962cm" svg:x="7.4cm" svg:y="4.2cm">
          <draw:text-box draw:corner-radius="0.277cm">
            <text:p><text:span text:style-name="T17">V1</text:span></text:p>
          </draw:text-box>
        </draw:frame>
        <draw:frame draw:style-name="gr2" draw:layer="layout" svg:width="1.912cm" svg:height="0.962cm" svg:x="1.4cm" svg:y="4.438cm">
          <draw:text-box>
            <text:p>CSM</text:p>
          </draw:text-box>
        </draw:frame>
        <draw:frame draw:style-name="gr2" draw:layer="layout" svg:width="1.844cm" svg:height="0.962cm" svg:x="7.8cm" svg:y="6.838cm">
          <draw:text-box>
            <text:p>TSM</text:p>
          </draw:text-box>
        </draw:frame>
        <draw:frame draw:style-name="gr2" draw:layer="layout" svg:width="1.912cm" svg:height="0.962cm" svg:x="15.2cm" svg:y="9.038cm">
          <draw:text-box>
            <text:p>CSM</text:p>
          </draw:text-box>
        </draw:frame>
        <draw:frame draw:style-name="gr2" draw:layer="layout" svg:width="1.912cm" svg:height="0.962cm" svg:x="21.288cm" svg:y="5.8cm">
          <draw:text-box>
            <text:p>CSM</text:p>
          </draw:text-box>
        </draw:frame>
        <draw:frame draw:style-name="gr17" draw:text-style-name="P17" draw:layer="layout" svg:width="1.4cm" svg:height="0.962cm" svg:x="15cm" svg:y="10.038cm">
          <draw:text-box draw:corner-radius="0.277cm">
            <text:p><text:span text:style-name="T17">V2</text:span></text:p>
          </draw:text-box>
        </draw:frame>
        <draw:frame draw:style-name="gr17" draw:text-style-name="P17" draw:layer="layout" svg:width="1.4cm" svg:height="0.962cm" svg:x="24cm" svg:y="7.038cm">
          <draw:text-box draw:corner-radius="0.277cm">
            <text:p><text:span text:style-name="T17">V3</text:span></text:p>
          </draw:text-box>
        </draw:frame>
        <draw:frame draw:style-name="gr2" draw:text-style-name="P18" draw:layer="layout" svg:width="1.349cm" svg:height="0.962cm" svg:x="10.051cm" svg:y="6.438cm">
          <draw:text-box>
            <text:p><text:span text:style-name="T18">EB</text:span></text:p>
          </draw:text-box>
        </draw:frame>
        <draw:frame draw:style-name="gr2" draw:layer="layout" svg:width="23.663cm" svg:height="1.673cm" svg:x="1.6cm" svg:y="16cm">
          <draw:text-box>
            <text:p>MRSP is the most restrictive speed between the speed limits (SSP, TSR, train max</text:p>
            <text:p>Speed,...). It is possible to have differents MRSP targets in a MA</text:p>
          </draw:text-box>
        </draw:frame>
        <draw:custom-shape draw:style-name="gr5" draw:text-style-name="P10" draw:layer="layout" svg:width="0.6cm" svg:height="0.6cm" svg:x="12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263cm" svg:height="0.962cm" svg:x="11.937cm" svg:y="10.4cm">
          <draw:text-box>
            <text:p>Target</text:p>
          </draw:text-box>
        </draw:frame>
        <presentation:notes draw:style-name="dp3">
          <draw:page-thumbnail draw:style-name="gr1" draw:layer="layout" svg:width="15.396cm" svg:height="10.659cm" svg:x="2.161cm" svg:y="2.16cm" draw:page-number="10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Target SM: EOA + DP + MRSP</text:span></text:p>
          </draw:text-box>
        </draw:frame>
        <draw:line draw:style-name="gr3" draw:text-style-name="P10" draw:layer="layout" svg:x1="1.4cm" svg:y1="15.1cm" svg:x2="1.4cm" svg:y2="3.4cm">
          <text:p/>
        </draw:line>
        <draw:path draw:style-name="gr13" draw:text-style-name="P10" draw:layer="layout" svg:width="9.799cm" svg:height="4.599cm" svg:x="3.2cm" svg:y="5.4cm" svg:viewBox="0 0 9800 4600" svg:d="m0 0h800c8400 1200 9000 4600 9000 4600">
          <text:p/>
        </draw:path>
        <draw:line draw:style-name="gr14" draw:text-style-name="P10" draw:layer="layout" svg:x1="1.4cm" svg:y1="5.4cm" svg:x2="13cm" svg:y2="5.4cm">
          <text:p/>
        </draw:line>
        <draw:line draw:style-name="gr15" draw:text-style-name="P10" draw:layer="layout" svg:x1="13cm" svg:y1="5.4cm" svg:x2="13cm" svg:y2="10cm">
          <text:p/>
        </draw:line>
        <draw:line draw:style-name="gr16" draw:text-style-name="P10" draw:layer="layout" svg:x1="13cm" svg:y1="10cm" svg:x2="19.6cm" svg:y2="10cm">
          <text:p/>
        </draw:line>
        <draw:path draw:style-name="gr4" draw:text-style-name="P10" draw:layer="layout" svg:width="5.799cm" svg:height="3.037cm" svg:x="19.6cm" svg:y="6.963cm" svg:viewBox="0 0 5800 3038" svg:d="m0 3038c1800-3601 5800-3000 5800-3000">
          <text:p/>
        </draw:path>
        <draw:line draw:style-name="gr15" draw:text-style-name="P10" draw:layer="layout" svg:x1="19.6cm" svg:y1="7cm" svg:x2="19.6cm" svg:y2="10.037cm">
          <text:p/>
        </draw:line>
        <draw:line draw:style-name="gr16" draw:text-style-name="P10" draw:layer="layout" svg:x1="19.6cm" svg:y1="6.963cm" svg:x2="26.4cm" svg:y2="6.963cm">
          <text:p/>
        </draw:line>
        <draw:frame draw:style-name="gr17" draw:text-style-name="P17" draw:layer="layout" svg:width="1.4cm" svg:height="0.962cm" svg:x="7.4cm" svg:y="4.2cm">
          <draw:text-box draw:corner-radius="0.277cm">
            <text:p><text:span text:style-name="T17">V1</text:span></text:p>
          </draw:text-box>
        </draw:frame>
        <draw:frame draw:style-name="gr2" draw:layer="layout" svg:width="1.912cm" svg:height="0.962cm" svg:x="1.4cm" svg:y="4.438cm">
          <draw:text-box>
            <text:p>CSM</text:p>
          </draw:text-box>
        </draw:frame>
        <draw:frame draw:style-name="gr2" draw:layer="layout" svg:width="1.844cm" svg:height="0.962cm" svg:x="7.8cm" svg:y="6.838cm">
          <draw:text-box>
            <text:p>TSM</text:p>
          </draw:text-box>
        </draw:frame>
        <draw:frame draw:style-name="gr2" draw:layer="layout" svg:width="1.912cm" svg:height="0.962cm" svg:x="21.288cm" svg:y="5.8cm">
          <draw:text-box>
            <text:p>CSM</text:p>
          </draw:text-box>
        </draw:frame>
        <draw:frame draw:style-name="gr17" draw:text-style-name="P17" draw:layer="layout" svg:width="1.4cm" svg:height="0.962cm" svg:x="14.1cm" svg:y="10.038cm">
          <draw:text-box draw:corner-radius="0.277cm">
            <text:p><text:span text:style-name="T17">V2</text:span></text:p>
          </draw:text-box>
        </draw:frame>
        <draw:frame draw:style-name="gr17" draw:text-style-name="P17" draw:layer="layout" svg:width="1.4cm" svg:height="0.962cm" svg:x="24cm" svg:y="7.038cm">
          <draw:text-box draw:corner-radius="0.277cm">
            <text:p><text:span text:style-name="T17">V3</text:span></text:p>
          </draw:text-box>
        </draw:frame>
        <draw:frame draw:style-name="gr2" draw:text-style-name="P18" draw:layer="layout" svg:width="1.349cm" svg:height="0.962cm" svg:x="10.051cm" svg:y="6.438cm">
          <draw:text-box>
            <text:p><text:span text:style-name="T18">EB</text:span></text:p>
          </draw:text-box>
        </draw:frame>
        <draw:path draw:style-name="gr18" draw:text-style-name="P10" draw:layer="layout" svg:width="9.199cm" svg:height="9.499cm" svg:x="9.2cm" svg:y="5.4cm" svg:viewBox="0 0 9200 9500" svg:d="m0 0h200c8400 1200 9000 9500 9000 9500">
          <text:p/>
        </draw:path>
        <draw:path draw:style-name="gr19" draw:text-style-name="P10" draw:layer="layout" svg:width="9.599cm" svg:height="9.499cm" svg:x="11.4cm" svg:y="5.4cm" svg:viewBox="0 0 9600 9500" svg:d="m0 0h200c8400 1200 9400 9500 9400 9500">
          <text:p text:style-name="P10">SB</text:p>
        </draw:path>
        <draw:frame draw:style-name="gr2" draw:text-style-name="P18" draw:layer="layout" svg:width="1.349cm" svg:height="0.962cm" svg:x="17.4cm" svg:y="7.1cm">
          <draw:text-box>
            <text:p><text:span text:style-name="T18">EB</text:span></text:p>
          </draw:text-box>
        </draw:frame>
        <draw:frame draw:style-name="gr2" draw:layer="layout" svg:width="1.844cm" svg:height="0.962cm" svg:x="17.4cm" svg:y="15.238cm">
          <draw:text-box>
            <text:p>EOA</text:p>
          </draw:text-box>
        </draw:frame>
        <draw:frame draw:style-name="gr2" draw:layer="layout" svg:width="1.383cm" svg:height="0.962cm" svg:x="20.4cm" svg:y="15.4cm">
          <draw:text-box>
            <text:p>DP</text:p>
          </draw:text-box>
        </draw:frame>
        <draw:line draw:style-name="gr3" draw:text-style-name="P10" draw:layer="layout" svg:x1="1.4cm" svg:y1="15.1cm" svg:x2="25.4cm" svg:y2="15.2cm">
          <text:p/>
        </draw:line>
        <draw:frame draw:style-name="gr2" draw:layer="layout" svg:width="18.159cm" svg:height="0.962cm" svg:x="2.2cm" svg:y="16.2cm">
          <draw:text-box>
            <text:p>Each target has to be taken in account to find the braking limits</text:p>
          </draw:text-box>
        </draw:frame>
        <draw:custom-shape draw:style-name="gr5" draw:text-style-name="P10" draw:layer="layout" svg:width="0.6cm" svg:height="0.6cm" svg:x="12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6cm" svg:height="0.6cm" svg:x="18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6cm" svg:height="0.6cm" svg:x="20.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5.396cm" svg:height="10.659cm" svg:x="2.161cm" svg:y="2.16cm" draw:page-number="11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Target SM : EOA + DP + MRSP</text:span></text:p>
          </draw:text-box>
        </draw:frame>
        <draw:line draw:style-name="gr3" draw:text-style-name="P10" draw:layer="layout" svg:x1="1.4cm" svg:y1="15.2cm" svg:x2="1.4cm" svg:y2="3.5cm">
          <text:p/>
        </draw:line>
        <draw:path draw:style-name="gr13" draw:text-style-name="P10" draw:layer="layout" svg:width="9.799cm" svg:height="4.599cm" svg:x="3.2cm" svg:y="5.5cm" svg:viewBox="0 0 9800 4600" svg:d="m0 0h800c8400 1200 9000 4600 9000 4600">
          <text:p/>
        </draw:path>
        <draw:line draw:style-name="gr14" draw:text-style-name="P10" draw:layer="layout" svg:x1="1.4cm" svg:y1="5.5cm" svg:x2="13cm" svg:y2="5.5cm">
          <text:p/>
        </draw:line>
        <draw:line draw:style-name="gr15" draw:text-style-name="P10" draw:layer="layout" svg:x1="13cm" svg:y1="5.5cm" svg:x2="13cm" svg:y2="10.1cm">
          <text:p/>
        </draw:line>
        <draw:line draw:style-name="gr16" draw:text-style-name="P10" draw:layer="layout" svg:x1="13cm" svg:y1="10.1cm" svg:x2="19.6cm" svg:y2="10.1cm">
          <text:p/>
        </draw:line>
        <draw:path draw:style-name="gr4" draw:text-style-name="P10" draw:layer="layout" svg:width="5.799cm" svg:height="3.037cm" svg:x="19.6cm" svg:y="7.063cm" svg:viewBox="0 0 5800 3038" svg:d="m0 3038c1800-3601 5800-3000 5800-3000">
          <text:p/>
        </draw:path>
        <draw:line draw:style-name="gr15" draw:text-style-name="P10" draw:layer="layout" svg:x1="19.6cm" svg:y1="7.1cm" svg:x2="19.6cm" svg:y2="10.137cm">
          <text:p/>
        </draw:line>
        <draw:line draw:style-name="gr16" draw:text-style-name="P10" draw:layer="layout" svg:x1="19.6cm" svg:y1="7.063cm" svg:x2="26.4cm" svg:y2="7.063cm">
          <text:p/>
        </draw:line>
        <draw:frame draw:style-name="gr17" draw:text-style-name="P19" draw:layer="layout" svg:width="1.4cm" svg:height="0.962cm" svg:x="7.4cm" svg:y="4.3cm">
          <draw:text-box draw:corner-radius="0.277cm">
            <text:p><text:span text:style-name="T19">V1</text:span></text:p>
          </draw:text-box>
        </draw:frame>
        <draw:frame draw:style-name="gr2" draw:text-style-name="P16" draw:layer="layout" svg:width="1.912cm" svg:height="0.962cm" svg:x="1.4cm" svg:y="4.538cm">
          <draw:text-box>
            <text:p><text:span text:style-name="T16">CSM</text:span></text:p>
          </draw:text-box>
        </draw:frame>
        <draw:frame draw:style-name="gr2" draw:text-style-name="P16" draw:layer="layout" svg:width="1.912cm" svg:height="0.962cm" svg:x="21.288cm" svg:y="5.9cm">
          <draw:text-box>
            <text:p><text:span text:style-name="T16">CSM</text:span></text:p>
          </draw:text-box>
        </draw:frame>
        <draw:frame draw:style-name="gr17" draw:text-style-name="P19" draw:layer="layout" svg:width="1.4cm" svg:height="0.962cm" svg:x="13cm" svg:y="10.3cm">
          <draw:text-box draw:corner-radius="0.277cm">
            <text:p><text:span text:style-name="T19">V2</text:span></text:p>
          </draw:text-box>
        </draw:frame>
        <draw:frame draw:style-name="gr17" draw:text-style-name="P19" draw:layer="layout" svg:width="1.4cm" svg:height="0.962cm" svg:x="24cm" svg:y="7.138cm">
          <draw:text-box draw:corner-radius="0.277cm">
            <text:p><text:span text:style-name="T19">V3</text:span></text:p>
          </draw:text-box>
        </draw:frame>
        <draw:frame draw:style-name="gr2" draw:text-style-name="P14" draw:layer="layout" svg:width="1.806cm" svg:height="0.962cm" svg:x="10.051cm" svg:y="6.538cm">
          <draw:text-box>
            <text:p><text:span text:style-name="T15">EBD</text:span></text:p>
          </draw:text-box>
        </draw:frame>
        <draw:path draw:style-name="gr18" draw:text-style-name="P10" draw:layer="layout" svg:width="9.199cm" svg:height="9.499cm" svg:x="9.2cm" svg:y="5.5cm" svg:viewBox="0 0 9200 9500" svg:d="m0 0h200c8400 1200 9000 9500 9000 9500">
          <text:p/>
        </draw:path>
        <draw:path draw:style-name="gr13" draw:text-style-name="P20" draw:layer="layout" svg:width="9.599cm" svg:height="9.499cm" svg:x="11.4cm" svg:y="5.5cm" svg:viewBox="0 0 9600 9500" svg:d="m0 0h200c8400 1200 9400 9500 9400 9500">
          <text:p/>
        </draw:path>
        <draw:frame draw:style-name="gr2" draw:text-style-name="P14" draw:layer="layout" svg:width="1.806cm" svg:height="0.962cm" svg:x="17.4cm" svg:y="7.2cm">
          <draw:text-box>
            <text:p><text:span text:style-name="T15">EBD</text:span></text:p>
          </draw:text-box>
        </draw:frame>
        <draw:frame draw:style-name="gr2" draw:text-style-name="P16" draw:layer="layout" svg:width="1.844cm" svg:height="0.962cm" svg:x="17.4cm" svg:y="15.238cm">
          <draw:text-box>
            <text:p><text:span text:style-name="T16">EOA</text:span></text:p>
          </draw:text-box>
        </draw:frame>
        <draw:frame draw:style-name="gr2" draw:text-style-name="P16" draw:layer="layout" svg:width="1.383cm" svg:height="0.962cm" svg:x="20.417cm" svg:y="15.2cm">
          <draw:text-box>
            <text:p><text:span text:style-name="T16">DP</text:span></text:p>
          </draw:text-box>
        </draw:frame>
        <draw:line draw:style-name="gr3" draw:text-style-name="P10" draw:layer="layout" svg:x1="1.4cm" svg:y1="15.2cm" svg:x2="25.4cm" svg:y2="15.3cm">
          <text:p/>
        </draw:line>
        <draw:path draw:style-name="gr20" draw:text-style-name="P10" draw:layer="layout" svg:width="9.799cm" svg:height="4.599cm" svg:x="2.4cm" svg:y="5.5cm" svg:viewBox="0 0 9800 4600" svg:d="m0 0h800c8400 1200 9000 4600 9000 4600">
          <text:p/>
        </draw:path>
        <draw:frame draw:style-name="gr2" draw:text-style-name="P14" draw:layer="layout" svg:width="1.526cm" svg:height="0.962cm" svg:x="8.994cm" svg:y="7.9cm">
          <draw:text-box>
            <text:p><text:span text:style-name="T15">EBI</text:span></text:p>
          </draw:text-box>
        </draw:frame>
        <draw:path draw:style-name="gr21" draw:text-style-name="P10" draw:layer="layout" svg:width="9.199cm" svg:height="9.499cm" svg:x="8.3cm" svg:y="5.5cm" svg:viewBox="0 0 9200 9500" svg:d="m0 0h200c8400 1200 9000 9500 9000 9500">
          <text:p/>
        </draw:path>
        <draw:path draw:style-name="gr20" draw:text-style-name="P20" draw:layer="layout" svg:width="9.599cm" svg:height="9.499cm" svg:x="10.6cm" svg:y="5.5cm" svg:viewBox="0 0 9600 9500" svg:d="m0 0h200c8400 1200 9400 9500 9400 9500">
          <text:p/>
        </draw:path>
        <draw:frame draw:style-name="gr2" draw:text-style-name="P14" draw:layer="layout" svg:width="1.526cm" svg:height="0.962cm" svg:x="17.674cm" svg:y="11.1cm">
          <draw:text-box>
            <text:p><text:span text:style-name="T15">EBI</text:span></text:p>
          </draw:text-box>
        </draw:frame>
        <draw:frame draw:style-name="gr2" draw:text-style-name="P21" draw:layer="layout" svg:width="1.806cm" svg:height="0.962cm" svg:x="18cm" svg:y="13.3cm">
          <draw:text-box>
            <text:p><text:span text:style-name="T20">SBD</text:span></text:p>
          </draw:text-box>
        </draw:frame>
        <draw:frame draw:style-name="gr22" draw:text-style-name="P21" draw:layer="layout" svg:width="1.806cm" svg:height="0.963cm" svg:x="15.594cm" svg:y="13.3cm">
          <draw:text-box>
            <text:p><text:span text:style-name="T20">SBI</text:span></text:p>
          </draw:text-box>
        </draw:frame>
        <draw:frame draw:style-name="gr2" draw:layer="layout" svg:width="22.041cm" svg:height="2.384cm" svg:x="1cm" svg:y="16.2cm">
          <draw:text-box>
            <text:p>There is a delay between the command and the full application of the brake</text:p>
            <text:p>Therefore intervention curves has to be defined (EBI, SBI) in order to take in </text:p>
            <text:p>account this delay </text:p>
          </draw:text-box>
        </draw:frame>
        <presentation:notes draw:style-name="dp3">
          <draw:page-thumbnail draw:style-name="gr1" draw:layer="layout" svg:width="15.396cm" svg:height="10.659cm" svg:x="2.161cm" svg:y="2.16cm" draw:page-number="12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TSM : EOA + DP + MRSP</text:span></text:p>
          </draw:text-box>
        </draw:frame>
        <draw:line draw:style-name="gr3" draw:text-style-name="P10" draw:layer="layout" svg:x1="1.4cm" svg:y1="15cm" svg:x2="1.4cm" svg:y2="3.3cm">
          <text:p/>
        </draw:line>
        <draw:path draw:style-name="gr23" draw:text-style-name="P10" draw:layer="layout" svg:width="9.799cm" svg:height="4.599cm" svg:x="3.2cm" svg:y="5.3cm" svg:viewBox="0 0 9800 4600" svg:d="m0 0h800c8400 1200 9000 4600 9000 4600">
          <text:p/>
        </draw:path>
        <draw:line draw:style-name="gr14" draw:text-style-name="P10" draw:layer="layout" svg:x1="1.4cm" svg:y1="5.3cm" svg:x2="13cm" svg:y2="5.3cm">
          <text:p/>
        </draw:line>
        <draw:line draw:style-name="gr15" draw:text-style-name="P10" draw:layer="layout" svg:x1="13cm" svg:y1="5.3cm" svg:x2="13cm" svg:y2="9.9cm">
          <text:p/>
        </draw:line>
        <draw:line draw:style-name="gr16" draw:text-style-name="P10" draw:layer="layout" svg:x1="13cm" svg:y1="9.9cm" svg:x2="19.6cm" svg:y2="9.9cm">
          <text:p/>
        </draw:line>
        <draw:path draw:style-name="gr4" draw:text-style-name="P10" draw:layer="layout" svg:width="5.799cm" svg:height="3.037cm" svg:x="19.6cm" svg:y="6.863cm" svg:viewBox="0 0 5800 3038" svg:d="m0 3038c1800-3601 5800-3000 5800-3000">
          <text:p/>
        </draw:path>
        <draw:line draw:style-name="gr15" draw:text-style-name="P10" draw:layer="layout" svg:x1="19.6cm" svg:y1="6.9cm" svg:x2="19.6cm" svg:y2="9.937cm">
          <text:p/>
        </draw:line>
        <draw:line draw:style-name="gr16" draw:text-style-name="P10" draw:layer="layout" svg:x1="19.6cm" svg:y1="6.863cm" svg:x2="26.4cm" svg:y2="6.863cm">
          <text:p/>
        </draw:line>
        <draw:frame draw:style-name="gr17" draw:text-style-name="P19" draw:layer="layout" svg:width="1.4cm" svg:height="0.962cm" svg:x="7.4cm" svg:y="4.1cm">
          <draw:text-box draw:corner-radius="0.277cm">
            <text:p><text:span text:style-name="T19">V1</text:span></text:p>
          </draw:text-box>
        </draw:frame>
        <draw:frame draw:style-name="gr2" draw:text-style-name="P16" draw:layer="layout" svg:width="1.912cm" svg:height="0.962cm" svg:x="1.4cm" svg:y="4.338cm">
          <draw:text-box>
            <text:p><text:span text:style-name="T16">CSM</text:span></text:p>
          </draw:text-box>
        </draw:frame>
        <draw:frame draw:style-name="gr2" draw:text-style-name="P16" draw:layer="layout" svg:width="1.912cm" svg:height="0.962cm" svg:x="21.288cm" svg:y="5.7cm">
          <draw:text-box>
            <text:p><text:span text:style-name="T16">CSM</text:span></text:p>
          </draw:text-box>
        </draw:frame>
        <draw:frame draw:style-name="gr17" draw:text-style-name="P19" draw:layer="layout" svg:width="1.4cm" svg:height="0.962cm" svg:x="13cm" svg:y="10.1cm">
          <draw:text-box draw:corner-radius="0.277cm">
            <text:p><text:span text:style-name="T19">V2</text:span></text:p>
          </draw:text-box>
        </draw:frame>
        <draw:frame draw:style-name="gr17" draw:text-style-name="P19" draw:layer="layout" svg:width="1.4cm" svg:height="0.962cm" svg:x="24cm" svg:y="6.938cm">
          <draw:text-box draw:corner-radius="0.277cm">
            <text:p><text:span text:style-name="T19">V3</text:span></text:p>
          </draw:text-box>
        </draw:frame>
        <draw:path draw:style-name="gr24" draw:text-style-name="P10" draw:layer="layout" svg:width="9.199cm" svg:height="9.499cm" svg:x="9.2cm" svg:y="5.3cm" svg:viewBox="0 0 9200 9500" svg:d="m0 0h200c8400 1200 9000 9500 9000 9500">
          <text:p/>
        </draw:path>
        <draw:path draw:style-name="gr23" draw:text-style-name="P20" draw:layer="layout" svg:width="9.599cm" svg:height="9.499cm" svg:x="11.4cm" svg:y="5.3cm" svg:viewBox="0 0 9600 9500" svg:d="m0 0h200c8400 1200 9400 9500 9400 9500">
          <text:p/>
        </draw:path>
        <draw:frame draw:style-name="gr2" draw:text-style-name="P14" draw:layer="layout" svg:width="1.806cm" svg:height="0.962cm" svg:x="17.4cm" svg:y="7cm">
          <draw:text-box>
            <text:p><text:span text:style-name="T15">EBD</text:span></text:p>
          </draw:text-box>
        </draw:frame>
        <draw:frame draw:style-name="gr2" draw:text-style-name="P16" draw:layer="layout" svg:width="1.844cm" svg:height="0.962cm" svg:x="17.4cm" svg:y="15.038cm">
          <draw:text-box>
            <text:p><text:span text:style-name="T16">EOA</text:span></text:p>
          </draw:text-box>
        </draw:frame>
        <draw:frame draw:style-name="gr2" draw:text-style-name="P16" draw:layer="layout" svg:width="1.383cm" svg:height="0.962cm" svg:x="20.417cm" svg:y="15cm">
          <draw:text-box>
            <text:p><text:span text:style-name="T16">DP</text:span></text:p>
          </draw:text-box>
        </draw:frame>
        <draw:line draw:style-name="gr3" draw:text-style-name="P10" draw:layer="layout" svg:x1="1.4cm" svg:y1="15cm" svg:x2="25.4cm" svg:y2="15.1cm">
          <text:p/>
        </draw:line>
        <draw:path draw:style-name="gr9" draw:text-style-name="P10" draw:layer="layout" svg:width="9.799cm" svg:height="4.599cm" svg:x="2.4cm" svg:y="5.3cm" svg:viewBox="0 0 9800 4600" svg:d="m0 0h800c8400 1200 9000 4600 9000 4600">
          <text:p/>
        </draw:path>
        <draw:path draw:style-name="gr24" draw:text-style-name="P10" draw:layer="layout" svg:width="9.199cm" svg:height="9.499cm" svg:x="8.3cm" svg:y="5.3cm" svg:viewBox="0 0 9200 9500" svg:d="m0 0h200c8400 1200 9000 9500 9000 9500">
          <text:p/>
        </draw:path>
        <draw:path draw:style-name="gr23" draw:text-style-name="P20" draw:layer="layout" svg:width="9.599cm" svg:height="9.499cm" svg:x="10.6cm" svg:y="5.3cm" svg:viewBox="0 0 9600 9500" svg:d="m0 0h200c8400 1200 9400 9500 9400 9500">
          <text:p/>
        </draw:path>
        <draw:frame draw:style-name="gr2" draw:text-style-name="P14" draw:layer="layout" svg:width="1.526cm" svg:height="0.962cm" svg:x="17.674cm" svg:y="10.9cm">
          <draw:text-box>
            <text:p><text:span text:style-name="T15">EBI</text:span></text:p>
          </draw:text-box>
        </draw:frame>
        <draw:frame draw:style-name="gr2" draw:text-style-name="P21" draw:layer="layout" svg:width="1.806cm" svg:height="0.962cm" svg:x="18cm" svg:y="13.1cm">
          <draw:text-box>
            <text:p><text:span text:style-name="T20">SBD</text:span></text:p>
          </draw:text-box>
        </draw:frame>
        <draw:line draw:style-name="gr25" draw:text-style-name="P10" draw:layer="layout" svg:x1="12.2cm" svg:y1="9.9cm" svg:x2="15.8cm" svg:y2="9.9cm">
          <text:p/>
        </draw:line>
        <draw:polyline draw:style-name="gr25" draw:text-style-name="P10" draw:layer="layout" svg:width="1.799cm" svg:height="4.899cm" svg:x="15.8cm" svg:y="9.9cm" svg:viewBox="0 0 1800 4900" draw:points="0,0 400,600 800,1600 1200,2600 1400,3400 1700,4400 1800,4900">
          <text:p/>
        </draw:polyline>
        <draw:frame draw:style-name="gr2" draw:text-style-name="P22" draw:layer="layout" svg:width="1.916cm" svg:height="0.962cm" svg:x="8.8cm" svg:y="8.5cm">
          <draw:text-box>
            <text:p><text:span text:style-name="T21">FLOI</text:span></text:p>
          </draw:text-box>
        </draw:frame>
        <draw:frame draw:style-name="gr2" draw:layer="layout" svg:width="25.563cm" svg:height="2.384cm" svg:x="0.4cm" svg:y="15.8cm">
          <draw:text-box>
            <text:p>The most restrictive limit defines the braking intervention : it is the FLOI (First Line Of </text:p>
            <text:p>Intervention)</text:p>
            <text:p>FLOI is the reference to define W(arning) curve, P(ermitted) curve and I(ndication) curves</text:p>
          </draw:text-box>
        </draw:frame>
        <presentation:notes draw:style-name="dp3">
          <draw:page-thumbnail draw:style-name="gr1" draw:layer="layout" svg:width="15.396cm" svg:height="10.659cm" svg:x="2.161cm" svg:y="2.16cm" draw:page-number="13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2" draw:layer="layout" svg:width="22.145cm" svg:height="1.798cm" svg:x="0.556cm" svg:y="0.736cm" presentation:class="title">
          <draw:text-box>
            <text:p><text:span text:style-name="T11">CSM Limits</text:span></text:p>
          </draw:text-box>
        </draw:frame>
        <draw:line draw:style-name="gr3" draw:text-style-name="P10" draw:layer="layout" svg:x1="3cm" svg:y1="14.4cm" svg:x2="3cm" svg:y2="4.4cm">
          <text:p/>
        </draw:line>
        <draw:line draw:style-name="gr3" draw:text-style-name="P10" draw:layer="layout" svg:x1="3cm" svg:y1="14.4cm" svg:x2="20.8cm" svg:y2="14.4cm">
          <text:p/>
        </draw:line>
        <draw:line draw:style-name="gr16" draw:text-style-name="P10" draw:layer="layout" svg:x1="3cm" svg:y1="10.1cm" svg:x2="19.2cm" svg:y2="10.1cm">
          <text:p/>
        </draw:line>
        <draw:line draw:style-name="gr26" draw:text-style-name="P10" draw:layer="layout" svg:x1="3cm" svg:y1="8.9cm" svg:x2="19.2cm" svg:y2="8.9cm">
          <text:p/>
        </draw:line>
        <draw:line draw:style-name="gr27" draw:text-style-name="P10" draw:layer="layout" svg:x1="3cm" svg:y1="7.7cm" svg:x2="19.2cm" svg:y2="7.7cm">
          <text:p/>
        </draw:line>
        <draw:frame draw:style-name="gr2" draw:text-style-name="P17" draw:layer="layout" svg:width="8.871cm" svg:height="0.962cm" svg:x="14.4cm" svg:y="9.2cm">
          <draw:text-box>
            <text:p><text:span text:style-name="T17">V_MRSP = P(ermitted) Limit</text:span></text:p>
          </draw:text-box>
        </draw:frame>
        <draw:frame draw:style-name="gr2" draw:text-style-name="P23" draw:layer="layout" svg:width="5.167cm" svg:height="0.962cm" svg:x="14.8cm" svg:y="8cm">
          <draw:text-box>
            <text:p><text:span text:style-name="T22">W(arning) Limit</text:span></text:p>
          </draw:text-box>
        </draw:frame>
        <draw:frame draw:style-name="gr2" draw:text-style-name="P24" draw:layer="layout" svg:width="3.258cm" svg:height="0.962cm" svg:x="15.6cm" svg:y="6.8cm">
          <draw:text-box>
            <text:p><text:span text:style-name="T23">SBI Limit</text:span></text:p>
          </draw:text-box>
        </draw:frame>
        <draw:line draw:style-name="gr8" draw:text-style-name="P10" draw:layer="layout" svg:x1="3cm" svg:y1="6.3cm" svg:x2="19.4cm" svg:y2="6.3cm">
          <text:p/>
        </draw:line>
        <draw:frame draw:style-name="gr2" draw:text-style-name="P25" draw:layer="layout" svg:width="3.258cm" svg:height="0.962cm" svg:x="15.6cm" svg:y="5.3cm">
          <draw:text-box>
            <text:p><text:span text:style-name="T24">EBI Limit</text:span></text:p>
          </draw:text-box>
        </draw:frame>
        <draw:line draw:style-name="gr3" draw:text-style-name="P10" draw:layer="layout" svg:x1="3.4cm" svg:y1="10.1cm" svg:x2="3.4cm" svg:y2="8.9cm">
          <text:p/>
        </draw:line>
        <draw:line draw:style-name="gr3" draw:text-style-name="P10" draw:layer="layout" svg:x1="6.6cm" svg:y1="10.1cm" svg:x2="6.6cm" svg:y2="7.7cm">
          <text:p/>
        </draw:line>
        <draw:line draw:style-name="gr3" draw:text-style-name="P10" draw:layer="layout" svg:x1="10.4cm" svg:y1="10.1cm" svg:x2="10.4cm" svg:y2="6.3cm">
          <text:p/>
        </draw:line>
        <draw:frame draw:style-name="gr2" draw:text-style-name="P26" draw:layer="layout" svg:width="3.203cm" svg:height="0.806cm" svg:x="3.239cm" svg:y="9.138cm">
          <draw:text-box>
            <text:p><text:span text:style-name="T25">dV_Warning</text:span></text:p>
          </draw:text-box>
        </draw:frame>
        <draw:frame draw:style-name="gr28" draw:text-style-name="P26" draw:layer="layout" svg:width="3.216cm" svg:height="0.807cm" svg:x="6.8cm" svg:y="8.093cm">
          <draw:text-box>
            <text:p><text:span text:style-name="T25">dV_sbi</text:span></text:p>
          </draw:text-box>
        </draw:frame>
        <draw:frame draw:style-name="gr28" draw:text-style-name="P26" draw:layer="layout" svg:width="3.216cm" svg:height="0.807cm" svg:x="10.4cm" svg:y="6.6cm">
          <draw:text-box>
            <text:p><text:span text:style-name="T25">dV_ebi</text:span></text:p>
          </draw:text-box>
        </draw:frame>
        <draw:frame draw:style-name="gr2" draw:layer="layout" svg:width="2.331cm" svg:height="0.962cm" svg:x="1.6cm" svg:y="3.4cm">
          <draw:text-box>
            <text:p>Speed</text:p>
          </draw:text-box>
        </draw:frame>
        <draw:frame draw:style-name="gr2" draw:layer="layout" svg:width="2.966cm" svg:height="0.962cm" svg:x="19.634cm" svg:y="13.038cm">
          <draw:text-box>
            <text:p>Distance</text:p>
          </draw:text-box>
        </draw:frame>
        <presentation:notes draw:style-name="dp3">
          <draw:page-thumbnail draw:style-name="gr1" draw:layer="layout" svg:width="15.396cm" svg:height="10.659cm" svg:x="2.161cm" svg:y="2.16cm" draw:page-number="14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 presentation:placeholder="true">
          <draw:text-box/>
        </draw:frame>
        <draw:frame draw:style-name="gr2" draw:text-style-name="P27" draw:layer="layout" svg:width="19.92cm" svg:height="3.409cm" svg:x="4.6cm" svg:y="8.6cm">
          <draw:text-box>
            <text:p text:style-name="P10"><text:span text:style-name="T2">WP3 - G1</text:span></text:p>
            <text:p text:style-name="P10"><text:span text:style-name="T2">Analysis and modeling steps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15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ssion details 4:WP3/WP4 coordination  (Day3)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5"><text:span text:style-name="T26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28"><text:span text:style-name="T27">Step 1 (end of january – beginning of february)</text:span></text:p>
            <text:p><text:span text:style-name="T28">EBD / EBI curves in TSM, CSM and RSM</text:span></text:p>
            <text:p><text:span text:style-name="T29">- only one danger point</text:span></text:p>
            <text:p><text:span text:style-name="T29">- one given MRSP curve with 3 or 4 steps and at least 2 targets</text:span></text:p>
            <text:p><text:span text:style-name="T29">- 3 A_safe constant values (0-50 / 50-100 / &gt; 100 km/h)</text:span></text:p>
            <text:p><text:span text:style-name="T29">- V_release = constant</text:span></text:p>
            <text:p><text:span text:style-name="T29">- Build up times = constants</text:span></text:p>
            <text:p><text:span text:style-name="T29">- no GUI, no SBD</text:span></text:p>
            <text:p><text:span text:style-name="T29">- commands: Emergency Brake and TCO</text:span></text:p>
            <text:p><text:span text:style-name="T29">- display: speed target, distance target, supervision mode (TSM, CSM, RSM), estimated speed</text:span></text:p>
          </draw:text-box>
        </draw:frame>
        <draw:frame draw:name="Slide Number Placeholder 3" presentation:style-name="pr7" draw:text-style-name="P9" draw:layer="layout" svg:width="5.291cm" svg:height="0.259cm" svg:x="11.113cm" svg:y="18.591cm" presentation:class="page-number" presentation:user-transformed="true">
          <draw:text-box>
            <text:p text:style-name="P7"><text:span text:style-name="T7"><text:page-number>&lt;numéro&gt;</text:page-number></text:span></text:p>
          </draw:text-box>
        </draw:frame>
        <draw:frame draw:name="Footer Placeholder 4" presentation:style-name="pr7" draw:text-style-name="P9" draw:layer="layout" svg:width="10.3cm" svg:height="0.259cm" svg:x="0.556cm" svg:y="18.591cm" presentation:class="footer" presentation:user-transformed="true">
          <draw:text-box>
            <text:p text:style-name="P7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16" presentation:class="page"/>
          <draw:frame presentation:style-name="pr11" draw:text-style-name="P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5"><text:span text:style-name="T26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28"><text:span text:style-name="T27">Step 2 (march → first demonstrator)</text:span></text:p>
            <text:p><text:span text:style-name="T28">SBD / SBI1 – SBI2 – FLOI – W – P – I curves</text:span></text:p>
            <text:p><text:span text:style-name="T29">- </text:span><text:span text:style-name="T30">Add EOA with SBD curve </text:span></text:p>
            <text:p><text:span text:style-name="T29">- command: Service Brake</text:span></text:p>
            <text:p><text:span text:style-name="T29">- matching DMI</text:span></text:p>
          </draw:text-box>
        </draw:frame>
        <draw:frame draw:name="Slide Number Placeholder 3" presentation:style-name="pr12" draw:text-style-name="P9" draw:layer="layout" svg:width="5.291cm" svg:height="0.259cm" svg:x="11.113cm" svg:y="18.591cm" presentation:class="page-number" presentation:user-transformed="true">
          <draw:text-box>
            <text:p text:style-name="P7"><text:span text:style-name="T7"><text:page-number>&lt;numéro&gt;</text:page-number></text:span></text:p>
          </draw:text-box>
        </draw:frame>
        <draw:frame draw:name="Footer Placeholder 4" presentation:style-name="pr13" draw:text-style-name="P9" draw:layer="layout" svg:width="10.3cm" svg:height="0.259cm" svg:x="0.556cm" svg:y="18.591cm" presentation:class="footer" presentation:user-transformed="true">
          <draw:text-box>
            <text:p text:style-name="P7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17" presentation:class="page"/>
          <draw:frame presentation:style-name="pr11" draw:text-style-name="P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le 1" presentation:style-name="pr5" draw:text-style-name="P2" draw:layer="layout" svg:width="22.145cm" svg:height="1.798cm" svg:x="0.556cm" svg:y="0.736cm" presentation:class="title" presentation:user-transformed="true">
          <draw:text-box>
            <text:p text:style-name="P5"><text:span text:style-name="T26">G1 analysis and modeling steps</text:span></text:p>
          </draw:text-box>
        </draw:frame>
        <draw:frame draw:name="Content Placeholder 2" presentation:style-name="pr6" draw:text-style-name="P2" draw:layer="layout" svg:width="26.404cm" svg:height="13.499cm" svg:x="0.556cm" svg:y="4.326cm" presentation:class="outline" presentation:user-transformed="true">
          <draw:text-box>
            <text:p text:style-name="P28"><text:span text:style-name="T27">Step 3 (june)</text:span></text:p>
            <text:p><text:span text:style-name="T31">Deceleration and build-up times calculation</text:span></text:p>
            <text:p><text:span text:style-name="T29">- gradient</text:span><text:span text:style-name="T30"> </text:span></text:p>
            <text:p><text:span text:style-name="T29">- slippery rail</text:span></text:p>
            <text:p><text:span text:style-name="T29">- matching DMI</text:span></text:p>
            <text:p><text:span text:style-name="T27">Step 4 (if needed)</text:span></text:p>
            <text:p><text:span text:style-name="T4">Options</text:span></text:p>
            <text:p><text:span text:style-name="T32">Calculate V_release</text:span></text:p>
            <text:p><text:span text:style-name="T33">Calculate GUI</text:span><text:span text:style-name="T34"> </text:span></text:p>
            <text:p><text:span text:style-name="T34">LOA, SR limit, specific MRSP</text:span></text:p>
          </draw:text-box>
        </draw:frame>
        <draw:frame draw:name="Slide Number Placeholder 3" presentation:style-name="pr14" draw:text-style-name="P9" draw:layer="layout" svg:width="5.291cm" svg:height="0.259cm" svg:x="11.113cm" svg:y="18.591cm" presentation:class="page-number" presentation:user-transformed="true">
          <draw:text-box>
            <text:p text:style-name="P7"><text:span text:style-name="T7"><text:page-number>&lt;numéro&gt;</text:page-number></text:span></text:p>
          </draw:text-box>
        </draw:frame>
        <draw:frame draw:name="Footer Placeholder 4" presentation:style-name="pr15" draw:text-style-name="P9" draw:layer="layout" svg:width="10.3cm" svg:height="0.259cm" svg:x="0.556cm" svg:y="18.591cm" presentation:class="footer" presentation:user-transformed="true">
          <draw:text-box>
            <text:p text:style-name="P7"><text:span text:style-name="T8">openETCS@ITEA2, openETCS Open License Terms apply, </text:span><text:span text:style-name="T8"><text:date style:data-style-name="D1" text:date-value="2014-12-12">12/12/2014</text:date>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18" presentation:class="page"/>
          <draw:frame presentation:style-name="pr11" draw:text-style-name="P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 presentation:placeholder="true">
          <draw:text-box/>
        </draw:frame>
        <draw:frame draw:style-name="gr2" draw:text-style-name="P27" draw:layer="layout" svg:width="10.289cm" svg:height="1.83cm" svg:x="7.2cm" svg:y="9.374cm">
          <draw:text-box>
            <text:p text:style-name="P10"><text:span text:style-name="T2">Meeting report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19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Done</text:p>
          </draw:text-box>
        </draw:frame>
        <draw:frame draw:style-name="gr29" draw:text-style-name="P16" draw:layer="layout" svg:width="17.6cm" svg:height="8.072cm" svg:x="2.4cm" svg:y="4.6cm">
          <draw:text-box>
            <text:p><text:span text:style-name="T16">Before the workshop:</text:span></text:p>
            <text:p><text:span text:style-name="T16">1. Scade model of Speed monitoring changes</text:span></text:p>
            <text:p><text:span text:style-name="T16">2. Scade model of Internal CSM changes</text:span></text:p>
            <text:p><text:span text:style-name="T16">3. Analysis of ch13 with eFFBD model and traceability</text:span></text:p>
            <text:p><text:span text:style-name="T16">4. Description of the functionalities</text:span></text:p>
            <text:p><text:span text:style-name="T16"/></text:p>
            <text:p><text:span text:style-name="T16">During the workshop</text:span></text:p>
            <text:p><text:span text:style-name="T16">1. Definition of the technical perimeter of the internal model</text:span></text:p>
            <text:p><text:span text:style-name="T16">2. Definition of our internal steps and milestones</text:span></text:p>
            <text:p><text:span text:style-name="T16">3. Definition of the perimeter of each internal step</text:span></text:p>
            <text:p><text:span text:style-name="T16">4. Definition of the inputs needed for each step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20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Technical assumptions</text:p>
          </draw:text-box>
        </draw:frame>
        <draw:frame draw:style-name="gr2" draw:layer="layout" svg:width="22.786cm" svg:height="3.095cm" svg:x="2.4cm" svg:y="4.6cm">
          <draw:text-box>
            <text:p>1. If there is an EB command, an SB command is automatically sent to the train</text:p>
            <text:p>2. A command is applied at each cycle since its revocation</text:p>
            <text:p>3. The model does not check if the driver revokes the Emergency Brake as the </text:p>
            <text:p>train is not at standstill: it is the work of the TIU simulation</text:p>
          </draw:text-box>
        </draw:frame>
        <presentation:notes draw:style-name="dp3">
          <draw:page-thumbnail draw:style-name="gr1" draw:layer="layout" svg:width="15.396cm" svg:height="10.659cm" svg:x="2.161cm" svg:y="2.16cm" draw:page-number="21" presentation:class="page"/>
          <draw:frame presentation:style-name="pr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Question</text:p>
          </draw:text-box>
        </draw:frame>
        <draw:frame draw:style-name="gr2" draw:text-style-name="P16" draw:layer="layout" svg:width="19.743cm" svg:height="1.673cm" svg:x="2.4cm" svg:y="4.6cm">
          <draw:text-box>
            <text:p><text:span text:style-name="T16">Is the emergency brake command sent by the mode module in case </text:span></text:p>
            <text:p><text:span text:style-name="T16">of train trip ?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22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Definition of the database</text:p>
          </draw:text-box>
        </draw:frame>
        <draw:frame draw:style-name="gr2" draw:layer="layout" svg:width="21.99cm" svg:height="13.049cm" svg:x="3cm" svg:y="4.6cm">
          <draw:text-box>
            <text:p>The database shall contain located track events, sorted according to location</text:p>
            <text:p/>
            <text:p>Events are for example :</text:p>
            <text:p>- location of EOA </text:p>
            <text:p>- location DP</text:p>
            <text:p>- Change of SSP (location and speed)</text:p>
            <text:p>- Beginning / end of slippery rail section</text:p>
            <text:p>- Beginning / end of TSR</text:p>
            <text:p>- ...</text:p>
            <text:p/>
            <text:p>If possible, the location of each event shall be the absolute location, i.e. </text:p>
            <text:p>refered to the initialisation position of the train.</text:p>
            <text:p/>
            <text:p>For each event, the database shall indicate :</text:p>
            <text:p>- location</text:p>
            <text:p>- type of event</text:p>
            <text:p>- train running direction (normal / reverse)</text:p>
            <text:p>- data: speed or other</text:p>
          </draw:text-box>
        </draw:frame>
        <presentation:notes draw:style-name="dp3">
          <draw:page-thumbnail draw:style-name="gr1" draw:layer="layout" svg:width="15.396cm" svg:height="10.659cm" svg:x="2.161cm" svg:y="2.16cm" draw:page-number="23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presentation:style-name="pr3" draw:text-style-name="P11" draw:layer="layout" svg:width="22.145cm" svg:height="1.798cm" svg:x="0.556cm" svg:y="0.736cm" presentation:class="title">
          <draw:text-box>
            <text:p><text:span text:style-name="T10">Location of the target</text:span></text:p>
          </draw:text-box>
        </draw:frame>
        <draw:line draw:style-name="gr4" draw:text-style-name="P10" draw:layer="layout" svg:x1="3.4cm" svg:y1="6.8cm" svg:x2="23.6cm" svg:y2="6.8cm">
          <text:p/>
        </draw:line>
        <draw:custom-shape draw:style-name="gr5" draw:text-style-name="P10" draw:layer="layout" svg:width="3.2cm" svg:height="1.4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6cm" svg:height="0.6cm" svg:x="12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0.6cm" svg:height="0.6cm" svg:x="14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3.4cm" svg:y1="6cm" svg:x2="3.4cm" svg:y2="13.2cm">
          <text:p/>
        </draw:line>
        <draw:line draw:style-name="gr4" draw:text-style-name="P10" draw:layer="layout" svg:x1="21cm" svg:y1="6.2cm" svg:x2="21cm" svg:y2="13.4cm">
          <text:p/>
        </draw:line>
        <draw:frame draw:style-name="gr2" draw:text-style-name="P16" draw:layer="layout" svg:width="2.263cm" svg:height="0.962cm" svg:x="19.8cm" svg:y="4.838cm">
          <draw:text-box>
            <text:p><text:span text:style-name="T16">Target</text:span></text:p>
          </draw:text-box>
        </draw:frame>
        <draw:line draw:style-name="gr4" draw:text-style-name="P10" draw:layer="layout" svg:x1="6.2cm" svg:y1="6.4cm" svg:x2="6.2cm" svg:y2="7.2cm">
          <text:p/>
        </draw:line>
        <draw:line draw:style-name="gr4" draw:text-style-name="P10" draw:layer="layout" svg:x1="6.2cm" svg:y1="6.4cm" svg:x2="6.8cm" svg:y2="6.8cm">
          <text:p/>
        </draw:line>
        <draw:line draw:style-name="gr4" draw:text-style-name="P10" draw:layer="layout" svg:x1="6.2cm" svg:y1="7.2cm" svg:x2="6.8cm" svg:y2="6.8cm">
          <text:p/>
        </draw:line>
        <draw:line draw:style-name="gr4" draw:text-style-name="P10" draw:layer="layout" svg:x1="6.2cm" svg:y1="6.8cm" svg:x2="6.2cm" svg:y2="11.4cm">
          <text:p/>
        </draw:line>
        <draw:line draw:style-name="gr4" draw:text-style-name="P10" draw:layer="layout" svg:x1="15.4cm" svg:y1="6.6cm" svg:x2="15.4cm" svg:y2="8.6cm">
          <text:p/>
        </draw:line>
        <draw:line draw:style-name="gr3" draw:text-style-name="P10" draw:layer="layout" svg:x1="3.4cm" svg:y1="13cm" svg:x2="21cm" svg:y2="13cm">
          <text:p/>
        </draw:line>
        <draw:line draw:style-name="gr3" draw:text-style-name="P10" draw:layer="layout" svg:x1="6.2cm" svg:y1="10.4cm" svg:x2="21cm" svg:y2="10.4cm">
          <text:p/>
        </draw:line>
        <draw:line draw:style-name="gr3" draw:text-style-name="P10" draw:layer="layout" svg:x1="15.4cm" svg:y1="8.2cm" svg:x2="21cm" svg:y2="8.2cm">
          <text:p/>
        </draw:line>
        <draw:frame draw:style-name="gr2" draw:text-style-name="P16" draw:layer="layout" svg:width="1.205cm" svg:height="0.962cm" svg:x="17.4cm" svg:y="7.4cm">
          <draw:text-box>
            <text:p><text:span text:style-name="T16">d1</text:span></text:p>
          </draw:text-box>
        </draw:frame>
        <draw:frame draw:style-name="gr2" draw:text-style-name="P16" draw:layer="layout" svg:width="1.205cm" svg:height="0.962cm" svg:x="12.395cm" svg:y="9.6cm">
          <draw:text-box>
            <text:p><text:span text:style-name="T16">d2</text:span></text:p>
          </draw:text-box>
        </draw:frame>
        <draw:frame draw:style-name="gr2" draw:text-style-name="P16" draw:layer="layout" svg:width="1.205cm" svg:height="0.962cm" svg:x="11.595cm" svg:y="12.2cm">
          <draw:text-box>
            <text:p><text:span text:style-name="T16">d3</text:span></text:p>
          </draw:text-box>
        </draw:frame>
        <draw:frame draw:style-name="gr2" draw:text-style-name="P16" draw:layer="layout" svg:width="10.569cm" svg:height="0.962cm" svg:x="6cm" svg:y="15.2cm">
          <draw:text-box>
            <text:p><text:span text:style-name="T16">Location box will send d3 if possible</text:span></text:p>
          </draw:text-box>
        </draw:frame>
        <presentation:notes draw:style-name="dp3">
          <draw:page-thumbnail draw:style-name="gr1" draw:layer="layout" svg:width="15.396cm" svg:height="10.659cm" svg:x="2.161cm" svg:y="2.16cm" draw:page-number="24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Database information needed for steps 1 and 2</text:p>
          </draw:text-box>
        </draw:frame>
        <draw:frame draw:style-name="gr2" draw:text-style-name="P16" draw:layer="layout" svg:width="14.84cm" svg:height="7.361cm" svg:x="3cm" svg:y="4.6cm">
          <draw:text-box>
            <text:p><text:span text:style-name="T16">Database information needed for step 1 and 2 are :</text:span></text:p>
            <text:p><text:span text:style-name="T16">- EOA (location)</text:span></text:p>
            <text:p><text:span text:style-name="T16">- DP (location)</text:span></text:p>
            <text:p><text:span text:style-name="T16">- MRSP changes (location and speed)</text:span></text:p>
            <text:p><text:span text:style-name="T16"/></text:p>
            <text:p><text:span text:style-name="T16">Database information needed for step 3 are :</text:span></text:p>
            <text:p><text:span text:style-name="T16">- gradient</text:span></text:p>
            <text:p><text:span text:style-name="T16">- adhesion factor</text:span></text:p>
            <text:p><text:span text:style-name="T16"/></text:p>
            <text:p><text:span text:style-name="T16"/></text:p>
          </draw:text-box>
        </draw:frame>
        <presentation:notes draw:style-name="dp3">
          <draw:page-thumbnail draw:style-name="gr1" draw:layer="layout" svg:width="15.396cm" svg:height="10.659cm" svg:x="2.161cm" svg:y="2.16cm" draw:page-number="25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presentation:style-name="pr3" draw:layer="layout" svg:width="22.145cm" svg:height="1.798cm" svg:x="0.556cm" svg:y="0.736cm" presentation:class="title">
          <draw:text-box>
            <text:p>To be done</text:p>
          </draw:text-box>
        </draw:frame>
        <draw:frame draw:style-name="gr2" draw:text-style-name="P16" draw:layer="layout" svg:width="23.692cm" svg:height="8.072cm" svg:x="1.708cm" svg:y="4.75cm">
          <draw:text-box>
            <text:p text:style-name="P16"><text:span text:style-name="T16">Extract from Scade model (state charts) on the Github =&gt; Benjamin</text:span></text:p>
            <text:p text:style-name="P16"><text:span text:style-name="T16"/></text:p>
            <text:p text:style-name="P16"><text:span text:style-name="T16">OpenETCS_SCADE_V2.docx on the Github =&gt; Christian</text:span></text:p>
            <text:p text:style-name="P16"><text:span text:style-name="T16"/></text:p>
            <text:p text:style-name="P16"><text:span text:style-name="T16">W3-G1 working steps document on Github =&gt; Véronique</text:span></text:p>
            <text:p text:style-name="P16"><text:span text:style-name="T16">Html eFFBD model on the Github =&gt; Véronique</text:span></text:p>
            <text:p text:style-name="P16"><text:span text:style-name="T16">List of external input needed (extract of the eFFBD model) on Github =&gt; Veronique</text:span></text:p>
            <text:p text:style-name="P16"><text:span text:style-name="T16">ADD G1 first version on Github =&gt; Véronique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396cm" svg:height="10.659cm" svg:x="2.161cm" svg:y="2.16cm" draw:page-number="26" presentation:class="page"/>
          <draw:frame presentation:style-name="pr4" draw:text-style-name="P4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Arial Black1" svg:font-family="'Arial Black'"/>
    <style:font-face style:name="Mangal2" svg:font-family="Mangal"/>
    <style:font-face style:name="Arial4" svg:font-family="Arial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Arial Black" svg:font-family="'Arial Bl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angal1" svg:font-family="Manga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Tahoma1" svg:font-family="Tahoma" style:font-family-generic="swiss" style:font-pitch="variable"/>
    <style:font-face style:name="Arial5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7" draw:display-name="Gradient 7" draw:style="linear" draw:start-color="#0000ff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zh" style:country-asian="CN"/>
    </style:style>
    <style:style style:name="Titre_20_1" style:display-name="Titre 1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margin-left="0.884cm" fo:margin-right="0cm" fo:margin-top="0.561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3" style:display-name="Titre 3" style:family="graphic">
      <style:paragraph-properties fo:margin-left="1.764cm" fo:margin-right="0cm" fo:margin-top="0.374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itre_20_4" style:display-name="Titre 4" style:family="graphic">
      <style:paragraph-properties fo:margin-left="4.411cm" fo:margin-right="0cm" fo:margin-top="0.374cm" fo:margin-bottom="0.187cm" fo:text-align="justify" fo:text-indent="0cm" style:text-autospace="none" style:writing-mode="lr-tb">
        <style:tab-stops>
          <style:tab-stop style:position="9.059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style="italic" fo:font-weight="normal" style:font-name-asian="Arial1" style:font-family-asian="Arial" style:font-family-generic-asian="swiss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Titre_20_5" style:display-name="Titre 5" style:family="graphic">
      <style:paragraph-properties fo:margin-left="4.411cm" fo:margin-right="0cm" fo:margin-top="0.374cm" fo:margin-bottom="0.187cm" fo:text-align="justify" fo:text-indent="0cm" style:text-autospace="none" style:writing-mode="lr-tb">
        <style:tab-stops>
          <style:tab-stop style:position="9.059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style="italic" fo:font-weight="normal" style:font-name-asian="Arial1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normal"/>
    </style:style>
    <style:style style:name="Titre_20_6" style:display-name="Titre 6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fr" fo:country="FR" fo:font-style="italic" style:font-name-asian="Arial1" style:font-family-asian="Arial" style:font-family-generic-asian="swiss" style:font-pitch-asian="variable" style:font-size-asian="11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style="italic" style:font-name-asian="Arial1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left="2.64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9pt" fo:language="fr" fo:country="FR" fo:font-style="italic" style:font-name-asian="Arial1" style:font-family-asian="Arial" style:font-family-generic-asian="swiss" style:font-pitch-asian="variable" style:font-size-asian="9pt" style:language-asian="ar" style:country-asian="SA" style:font-style-asian="italic" style:font-style-complex="italic"/>
    </style:style>
    <style:style style:name="Numéro_20_de_20_page" style:display-name="Numéro de page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22z0" style:family="graphic">
      <style:paragraph-properties style:text-autospace="none"/>
    </style:style>
    <style:style style:name="WW8Num21z0" style:family="graphic">
      <style:paragraph-properties style:text-autospace="none"/>
      <style:text-properties style:font-name="Wingdings2" fo:font-family="Wingdings" style:font-pitch="variable" style:font-charset="x-symbol" fo:font-size="13pt" style:font-name-asian="Wingdings2" style:font-family-asian="Wingdings" style:font-pitch-asian="variable" style:font-charset-asian="x-symbol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fo:font-size="14pt" style:font-name-asian="Wingdings2" style:font-family-asian="Wingdings" style:font-pitch-asian="variable" style:font-charset-asian="x-symbol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Arial1" style:font-family-asian="Arial" style:font-family-generic-asian="swiss" style:font-pitch-asian="variable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13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fo:font-size="12pt" style:font-name-asian="Wingdings2" style:font-family-asian="Wingdings" style:font-pitch-asian="variable" style:font-charset-asian="x-symbol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fo:font-size="8pt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Pied_20_de_20_page" style:display-name="Pied de page" style:family="graphic">
      <style:paragraph-properties fo:margin-left="2.648cm" fo:margin-right="0cm" fo:margin-top="0.187cm" fo:margin-bottom="0.187cm" fo:text-align="justify" fo:text-indent="0cm" style:text-autospace="none" style:writing-mode="lr-tb">
        <style:tab-stops>
          <style:tab-stop style:position="16.76cm" style:type="center"/>
          <style:tab-stop style:position="30.873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Explorateur_20_de_20_document" style:display-name="Explorateur de document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Tahoma1" fo:font-family="Tahoma" style:font-family-generic="swiss" style:font-pitch="variable" fo:font-size="10pt" fo:language="fr" fo:country="FR" style:font-name-asian="Tahoma1" style:font-family-asian="Tahoma" style:font-family-generic-asian="swiss" style:font-pitch-asian="variable" style:font-size-asian="10pt" style:language-asian="ar" style:country-asian="SA"/>
    </style:style>
    <style:style style:name="Normal_20_centré" style:display-name="Normal centré" style:family="graphic">
      <style:paragraph-properties fo:margin-left="2.648cm" fo:margin-right="0cm" fo:margin-top="0.187cm" fo:margin-bottom="0.374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Objet_20_du_20_commentaire" style:display-name="Objet du commentair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exte_20_de_20_bulles" style:display-name="Texte de bulles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Tahoma1" fo:font-family="Tahoma" style:font-family-generic="swiss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Note_20_de_20_bas_20_de_20_page" style:display-name="Note de bas de pag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re_20_centré" style:display-name="Titre centré" style:family="graphic">
      <style:paragraph-properties fo:margin-left="3.528cm" fo:margin-right="3.528cm" fo:margin-top="0.187cm" fo:margin-bottom="0.187cm" fo:text-align="center" fo:text-indent="0cm" style:text-autospace="none" style:writing-mode="lr-tb"/>
      <style:text-properties style:use-window-font-color="true" style:font-name="Arial1" fo:font-family="Arial" style:font-family-generic="swiss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fr" fo:country="FR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En-tête" style:family="graphic">
      <style:paragraph-properties fo:margin-left="0cm" fo:margin-right="0cm" fo:margin-top="0.746cm" fo:margin-bottom="0.746cm" fo:text-align="center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rial1" fo:font-family="Arial" style:font-family-generic="swiss" style:font-pitch="variable" fo:font-size="14pt" fo:language="fr" fo:country="F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note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8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Liste_20_à_20_puces" style:display-name="Liste à puces" style:family="graphic">
      <style:paragraph-properties fo:margin-left="4.411cm" fo:margin-right="0cm" fo:margin-top="0.187cm" fo:margin-bottom="0.187cm" fo:text-align="justify" fo:text-indent="0cm" style:text-autospace="none" style:writing-mode="lr-tb">
        <style:tab-stops>
          <style:tab-stop style:position="8.823cm"/>
        </style:tab-stops>
      </style:paragraph-properties>
      <style:text-properties style:use-window-font-color="true" style:font-name="Arial1" fo:font-family="Arial" style:font-family-generic="swiss" style:font-pitch="variable" fo:font-size="10pt" fo:language="fr" fo:country="FR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" style:family="graphic">
      <style:paragraph-properties fo:margin-left="2.648cm" fo:margin-right="0cm" fo:margin-top="0.187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Mangal2" style:font-family-asian="Mangal" style:font-size-asian="10pt" style:language-asian="ar" style:country-asian="SA"/>
    </style:style>
    <style:style style:name="Légende" style:family="graphic">
      <style:paragraph-properties fo:margin-left="2.648cm" fo:margin-right="0cm" fo:margin-top="0.374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left="2.648cm" fo:margin-right="0cm" fo:margin-top="0cm" fo:margin-bottom="0.374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Mangal2" style:font-family-asian="Mangal" style:font-size-asian="10pt" style:language-asian="ar" style:country-asian="SA"/>
    </style:style>
    <style:style style:name="Citation" style:family="graphic">
      <style:paragraph-properties fo:margin-left="1.764cm" fo:margin-right="1.764cm" fo:margin-top="0.187cm" fo:margin-bottom="0.88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r" fo:country="FR" style:font-name-asian="Arial1" style:font-family-asian="Arial" style:font-family-generic-asian="swiss" style:font-pitch-asian="variable" style:font-size-asian="10pt" style:language-asian="ar" style:country-asian="SA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bold" style:font-name-complex="Arial1" style:font-family-complex="Arial" style:font-family-generic-complex="swiss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bold" style:font-size-asian="20pt" style:font-style-asian="italic" style:font-weight-asian="bold" style:font-name-complex="Arial1" style:font-family-complex="Arial" style:font-family-generic-complex="swiss" style:font-pitch-complex="variable" style:font-size-complex="20pt" style:font-style-complex="italic" style:font-weight-complex="bold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/>
      <style:text-properties fo:color="#000000" style:text-line-through-style="none" style:font-name="Arial1" fo:font-family="Arial" style:font-family-generic="swiss" style:font-pitch="variable" fo:font-size="20pt" fo:letter-spacing="normal" fo:font-style="italic" style:text-underline-style="none" fo:font-weight="normal" style:font-size-asian="20pt" style:font-style-asian="italic" style:font-weight-asian="normal" style:font-name-complex="Arial1" style:font-family-complex="Arial" style:font-family-generic-complex="swiss" style:font-pitch-complex="variable" style:font-size-complex="20pt" style:font-style-complex="italic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0000" style:text-outline="false" style:text-line-through-style="none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padding-top="0.05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8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9" style:family="presentation" style:parent-style-name="Nur_20_Titel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11" style:family="presentation" style:parent-style-name="Nur_20_Titel-backgroundobjects">
      <style:graphic-properties draw:stroke="none" draw:fill="none" draw:fill-color="#ffffff" draw:auto-grow-height="false" fo:min-height="1.421cm"/>
    </style:style>
    <style:style style:name="Mpr12" style:family="presentation" style:parent-style-name="Nur_20_Titel-backgroundobjects">
      <style:graphic-properties draw:stroke="none" draw:fill="none" draw:fill-color="#ffffff" draw:textarea-vertical-align="bottom" draw:auto-grow-height="false" fo:min-height="1.421cm"/>
    </style:style>
    <style:style style:name="Mpr1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8cm" fo:padding-top="0cm" fo:padding-bottom="0cm" fo:padding-left="0cm" fo:padding-right="0cm" fo:wrap-option="wrap"/>
    </style:style>
    <style:style style:name="Mpr14" style:family="presentation" style:parent-style-name="Leer-backgroundobjects">
      <style:graphic-properties draw:stroke="none" draw:fill="none" draw:fill-color="#ffffff" draw:auto-grow-height="false" fo:min-height="1.421cm"/>
    </style:style>
    <style:style style:name="Mpr15" style:family="presentation" style:parent-style-name="Leer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margin-top="0cm" fo:margin-bottom="0cm" fo:line-height="100%" fo:text-align="start" style:punctuation-wrap="simple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12.462cm" fo:margin-right="0cm" fo:margin-top="0cm" fo:margin-bottom="0cm" fo:line-height="100%" fo:text-align="center" fo:text-indent="-12.461cm" style:punctuation-wrap="hanging">
        <style:tab-stops>
          <style:tab-stop style:position="0cm"/>
        </style:tab-stops>
      </style:paragraph-properties>
    </style:style>
    <style:style style:name="MP9" style:family="paragraph">
      <style:paragraph-properties fo:margin-top="0cm" fo:margin-bottom="0cm" fo:line-height="100%" fo:text-align="start" style:punctuation-wrap="hanging"/>
    </style:style>
    <style:style style:name="MP10" style:family="paragraph">
      <style:paragraph-properties fo:text-align="start"/>
    </style:style>
    <style:style style:name="MP11" style:family="paragraph">
      <style:paragraph-properties fo:margin-left="0.736cm" fo:margin-right="0cm" fo:margin-top="0cm" fo:margin-bottom="0.212cm" fo:line-height="100%" fo:text-align="start" fo:text-indent="-0.735cm" style:punctuation-wrap="hanging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.176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MP13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font-name="Arial Black1" fo:font-size="36pt" fo:letter-spacing="normal" fo:font-style="italic" style:text-underline-style="none" fo:font-weight="bold" style:font-size-asian="36pt" style:font-style-asian="italic" style:font-weight-asian="bold" style:font-name-complex="Arial3" style:font-size-complex="36pt" style:font-style-complex="italic" style:font-weight-complex="bold"/>
    </style:style>
    <style:style style:name="MT3" style:family="text">
      <style:text-properties fo:color="#000000" style:text-line-through-style="none" style:font-name="Arial3" fo:font-size="12pt" fo:letter-spacing="normal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5" style:family="text">
      <style:text-properties fo:color="#000000" style:text-line-through-style="none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7" style:family="text">
      <style:text-properties fo:color="#000000" style:text-line-through-style="none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8" style:family="text">
      <style:text-properties fo:color="#000000" style:text-line-through-style="none" style:font-name="Arial1" fo:font-size="20pt" fo:letter-spacing="normal" fo:font-style="italic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MT9" style:family="text">
      <style:text-properties fo:color="#000000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0" style:family="text">
      <style:text-properties fo:color="#000000" style:text-line-through-style="none" style:font-name="Arial1" fo:font-size="20pt" fo:letter-spacing="normal" fo:font-style="italic" style:text-underline-style="none" fo:font-weight="normal" style:font-size-asian="20pt" style:font-style-asian="italic" style:font-weight-asian="normal" style:font-name-complex="Arial1" style:font-size-complex="20pt" style:font-style-complex="italic" style:font-weight-complex="normal"/>
    </style:style>
    <style:style style:name="MT11" style:family="text">
      <style:text-properties fo:color="#000000" style:text-line-through-style="none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12" style:family="text">
      <style:text-properties fo:color="#000000" style:text-line-through-style="none" style:font-name="Arial1" fo:font-size="8pt" fo:letter-spacing="normal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">
        <style:list-level-properties text:space-before="2.245cm" text:min-label-width="0.749cm"/>
        <style:text-properties style:font-name="Wingdings2" fo:color="#ff0000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">
        <style:list-level-properties text:space-before="0.975cm" text:min-label-width="0.771cm"/>
        <style:text-properties style:font-name="Wingdings2" fo:color="#ff0000" fo:font-size="75%"/>
      </text:list-level-style-bullet>
      <text:list-level-style-bullet text:level="3" text:bullet-char="•">
        <style:list-level-properties text:space-before="1.549cm" text:min-label-width="0.7cm"/>
        <style:text-properties fo:font-family="StarSymbol" fo:color="#ff0000" fo:font-size="100%"/>
      </text:list-level-style-bullet>
      <text:list-level-style-bullet text:level="4" text:bullet-char="">
        <style:list-level-properties text:space-before="2.245cm" text:min-label-width="0.749cm"/>
        <style:text-properties style:font-name="Wingdings2" fo:color="#ff0000" fo:font-size="85%"/>
      </text:list-level-style-bullet>
      <text:list-level-style-bullet text:level="5" text:bullet-char="-">
        <style:list-level-properties text:space-before="3.03cm" text:min-label-width="0.709cm"/>
        <style:text-properties fo:font-family="StarSymbol" fo:color="#ff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drawooo:display="printer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drawooo:display="printer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drawooo:display="printer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Grafik 16" draw:style-name="Mgr4" draw:text-style-name="MP4" draw:layer="backgroundobjects" svg:width="7.888cm" svg:height="1.864cm" svg:x="0.512cm" svg:y="0.873cm">
        <draw:image xlink:href="Pictures/10000000000002AB000000A135825F8E.png" xlink:type="simple" xlink:show="embed" xlink:actuate="onLoad">
          <text:p/>
        </draw:image>
      </draw:frame>
      <draw:frame draw:name="Grafik 11" draw:style-name="Mgr4" draw:text-style-name="MP4" draw:layer="backgroundobjects" svg:width="2.848cm" svg:height="1.573cm" svg:x="1.279cm" svg:y="16.197cm">
        <draw:image xlink:href="Pictures/10000201000000F7000000888A3B8851.png" xlink:type="simple" xlink:show="embed" xlink:actuate="onLoad">
          <text:p/>
        </draw:image>
      </draw:frame>
      <draw:frame draw:name="Grafik 14" draw:style-name="Mgr4" draw:text-style-name="MP4" draw:layer="backgroundobjects" svg:width="3.099cm" svg:height="1.256cm" svg:x="8.017cm" svg:y="16.237cm">
        <draw:image xlink:href="Pictures/100002010000010D0000006D0B847102.png" xlink:type="simple" xlink:show="embed" xlink:actuate="onLoad">
          <text:p/>
        </draw:image>
      </draw:frame>
      <draw:frame draw:name="Grafik 13" draw:style-name="Mgr4" draw:text-style-name="MP4" draw:layer="backgroundobjects" svg:width="3.571cm" svg:height="1.578cm" svg:x="4.445cm" svg:y="16.17cm">
        <draw:image xlink:href="Pictures/100000000000013500000089E15E7905.png" xlink:type="simple" xlink:show="embed" xlink:actuate="onLoad">
          <text:p/>
        </draw:image>
      </draw:frame>
      <draw:custom-shape draw:name="Rectangle 2" draw:style-name="Mgr6" draw:text-style-name="MP3" draw:layer="backgroundobjects" svg:width="26.612cm" svg:height="3.302cm" svg:x="0.37cm" svg:y="12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7" draw:text-style-name="MP3" draw:layer="backgroundobjects" svg:x1="18.159cm" svg:y1="17.85cm" svg:x2="27.516cm" svg:y2="17.85cm">
        <text:p/>
      </draw:line>
      <draw:line draw:name="Line 4" draw:style-name="Mgr7" draw:text-style-name="MP3" draw:layer="backgroundobjects" svg:x1="18.159cm" svg:y1="17.047cm" svg:x2="27.516cm" svg:y2="17.047cm">
        <text:p/>
      </draw:line>
      <draw:line draw:name="Line 5" draw:style-name="Mgr7" draw:text-style-name="MP3" draw:layer="backgroundobjects" svg:x1="18.159cm" svg:y1="16.249cm" svg:x2="27.516cm" svg:y2="16.249cm">
        <text:p/>
      </draw:line>
      <draw:line draw:name="Line 6" draw:style-name="Mgr7" draw:text-style-name="MP3" draw:layer="backgroundobjects" svg:x1="18.159cm" svg:y1="15.447cm" svg:x2="27.516cm" svg:y2="15.447cm">
        <text:p/>
      </draw:line>
      <draw:custom-shape draw:name="OEBox" draw:style-name="Mgr8" draw:text-style-name="MP3" draw:layer="backgroundobjects" svg:width="9.356cm" svg:height="0.599cm" svg:x="18.159cm" svg:y="17.127cm">
        <text:p text:style-name="MP6"><text:span text:style-name="MT3">Paris-St Ouen Dec 9-11, 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ferentbox" draw:style-name="Mgr8" draw:text-style-name="MP3" draw:layer="backgroundobjects" svg:width="9.352cm" svg:height="0.599cm" svg:x="18.159cm" svg:y="16.325cm">
        <text:p text:style-name="MP6"><text:span text:style-name="MT3">Véronique Gontier (All4tec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irmaBox" draw:style-name="Mgr8" draw:text-style-name="MP3" draw:layer="backgroundobjects" svg:width="9.356cm" svg:height="0.599cm" svg:x="18.159cm" svg:y="15.527cm">
        <text:p text:style-name="MP6"><text:span text:style-name="MT3">openETCS@ITEA2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4" draw:text-style-name="MP4" draw:layer="backgroundobjects" svg:width="4.29cm" svg:height="5.233cm" svg:x="17.211cm" svg:y="3.387cm">
        <draw:image xlink:href="Pictures/10000000000000A3000000C26D5C004E.jpg" xlink:type="simple" xlink:show="embed" xlink:actuate="onLoad">
          <text:p/>
        </draw:image>
      </draw:frame>
      <draw:frame draw:name="Picture 12" draw:style-name="Mgr4" draw:text-style-name="MP4" draw:layer="backgroundobjects" svg:width="6.014cm" svg:height="5.229cm" svg:x="21.497cm" svg:y="3.387cm">
        <draw:image xlink:href="Pictures/10000000000000E2000000C57734C6C8.jpg" xlink:type="simple" xlink:show="embed" xlink:actuate="onLoad">
          <text:p/>
        </draw:image>
      </draw:frame>
      <draw:frame draw:name="Picture 13" draw:style-name="Mgr4" draw:text-style-name="MP4" draw:layer="backgroundobjects" svg:width="12.426cm" svg:height="5.229cm" svg:x="4.842cm" svg:y="3.387cm">
        <draw:image xlink:href="Pictures/10000000000001730000009C76306B99.jpg" xlink:type="simple" xlink:show="embed" xlink:actuate="onLoad">
          <text:p/>
        </draw:image>
      </draw:frame>
      <draw:frame draw:name="Picture 14" draw:style-name="Mgr4" draw:text-style-name="MP4" draw:layer="backgroundobjects" svg:width="4.973cm" svg:height="5.229cm" svg:x="0cm" svg:y="3.387cm">
        <draw:image xlink:href="Pictures/10000000000000B8000000C210A3DFD8.jpg" xlink:type="simple" xlink:show="embed" xlink:actuate="onLoad">
          <text:p/>
        </draw:image>
      </draw:frame>
      <draw:custom-shape draw:name="Textfeld 1" draw:style-name="Mgr9" draw:text-style-name="MP3" draw:layer="backgroundobjects" svg:width="2.799cm" svg:height="0.674cm" svg:x="1.058cm" svg:y="15.363cm">
        <text:p text:style-name="MP7"><text:span text:style-name="MT4">supported by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WordArt 14" draw:style-name="Mgr5" draw:text-style-name="MP3" draw:layer="backgroundobjects" svg:width="5.458cm" svg:height="1.551cm" svg:x="21.524cm" svg:y="0.926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27.516cm" svg:height="0.4cm" svg:x="0cm" svg:y="2.999cm">
        <text:p text:style-name="MP6"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3" draw:layer="backgroundobjects" svg:width="27.516cm" svg:height="0.4cm" svg:x="-0.013cm" svg:y="8.612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4" draw:layer="backgroundobjects" svg:width="5.441cm" svg:height="1.388cm" svg:x="11.399cm" svg:y="16.17cm">
        <draw:image xlink:href="Pictures/10000201000001D7000000781F74E9F2.png" xlink:type="simple" xlink:show="embed" xlink:actuate="onLoad">
          <text:p/>
        </draw:image>
      </draw:frame>
      <draw:frame draw:name="Rectangle 17" presentation:style-name="Mpr1" draw:text-style-name="MP3" draw:layer="backgroundobjects" svg:width="26.404cm" svg:height="3.74cm" svg:x="0.556cm" svg:y="10.16cm" presentation:class="title" presentation:user-transformed="true">
        <draw:text-box>
          <text:p text:style-name="MP8"><text:span text:style-name="MT5">Cliquez pour éditer le format du texte-titreopenETCS@ERTMS Kernteam</text:span></text:p>
        </draw:text-box>
      </draw:frame>
      <draw:frame presentation:style-name="Titelfolie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5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Titel 1" presentation:style-name="Mpr4" draw:text-style-name="MP3" draw:layer="backgroundobjects" svg:width="22.145cm" svg:height="1.798cm" svg:x="0.556cm" svg:y="0.736cm" presentation:class="title" presentation:user-transformed="true">
        <draw:text-box>
          <text:p text:style-name="MP9"><text:span text:style-name="MT5">Cliquez pour éditer le format du texte-titreClick to edit Master title style</text:span></text:p>
        </draw:text-box>
      </draw:frame>
      <draw:frame draw:name="Inhaltsplatzhalter 2" presentation:style-name="Mpr5" draw:text-style-name="MP3" draw:layer="backgroundobjects" svg:width="26.404cm" svg:height="13.499cm" svg:x="0.556cm" svg:y="4.326cm" presentation:class="outline" presentation:user-transformed="true">
        <draw:text-box>
          <text:list text:style-name="ML3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Septième niveau de planClick to edit Master text styles</text:span></text:p>
          <text:list text:style-name="ML4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6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6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presentation:notes style:page-layout-name="PM2">
        <draw:page-thumbnail presentation:style-name="Titel_20_und_20_Inhalt-title" draw:layer="backgroundobjects" svg:width="15.396cm" svg:height="10.659cm" svg:x="2.161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Titel 1" presentation:style-name="Mpr9" draw:text-style-name="MP3" draw:layer="backgroundobjects" svg:width="22.145cm" svg:height="1.798cm" svg:x="0.556cm" svg:y="0.736cm" presentation:class="title" presentation:user-transformed="true">
        <draw:text-box>
          <text:p text:style-name="MP9"><text:span text:style-name="MT5">Cliquez pour éditer le format du texte-titreClick to edit Master title style</text:span></text:p>
        </draw:text-box>
      </draw:frame>
      <draw:frame draw:name="Rectangle 4" presentation:style-name="Mpr10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10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draw:frame presentation:style-name="Nur_20_Titel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5.396cm" svg:height="10.659cm" svg:x="2.161cm" svg:y="2.16cm" presentation:class="page"/>
        <draw:frame presentation:style-name="Nur_20_Titel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eer" style:page-layout-name="PM1" draw:style-name="Mdp1">
      <draw:custom-shape draw:name="Rectangle 13" draw:style-name="Mgr3" draw:text-style-name="MP3" draw:layer="backgroundobjects" svg:width="27.516cm" svg:height="0.4cm" svg:x="0cm" svg:y="2.924cm">
        <text:p text:style-name="MP6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1.706cm" svg:height="0.846cm" svg:x="25.268cm" svg:y="17.881cm">
        <draw:image xlink:href="Pictures/100002010000004100000020B1E0FF3E.png" xlink:type="simple" xlink:show="embed" xlink:actuate="onLoad">
          <text:p/>
        </draw:image>
      </draw:frame>
      <draw:custom-shape draw:name="WordArt 14" draw:style-name="Mgr5" draw:text-style-name="MP3" draw:layer="backgroundobjects" svg:width="3.955cm" svg:height="1cm" svg:x="23.244cm" svg:y="1.557cm">
        <text:p text:style-name="MP5"><text:span text:style-name="MT2">openETCS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4" draw:text-style-name="MP4" draw:layer="backgroundobjects" svg:width="4.682cm" svg:height="0.819cm" svg:x="22.834cm" svg:y="0.366cm">
        <draw:image xlink:href="Pictures/1000000000000195000000478591C978.png" xlink:type="simple" xlink:show="embed" xlink:actuate="onLoad">
          <text:p/>
        </draw:image>
      </draw:frame>
      <draw:frame draw:name="Rectangle 4" presentation:style-name="Mpr13" draw:text-style-name="MP14" draw:layer="backgroundobjects" svg:width="5.291cm" svg:height="0.259cm" svg:x="11.113cm" svg:y="18.591cm" presentation:class="page-number" presentation:user-transformed="true">
        <draw:text-box>
          <text:p text:style-name="MP13"><text:span text:style-name="MT11"><text:page-number>&lt;numéro&gt;</text:page-number></text:span></text:p>
        </draw:text-box>
      </draw:frame>
      <draw:frame draw:name="Rectangle 5" presentation:style-name="Mpr13" draw:text-style-name="MP14" draw:layer="backgroundobjects" svg:width="10.3cm" svg:height="0.259cm" svg:x="0.556cm" svg:y="18.591cm" presentation:class="footer" presentation:user-transformed="true">
        <draw:text-box>
          <text:p text:style-name="MP13"><text:span text:style-name="MT12">openETCS@ITEA2, openETCS Open License Terms apply, </text:span><text:span text:style-name="MT12"><text:date style:data-style-name="D1" text:date-value="2014-12-12">12/12/2014</text:date></text:span></text:p>
        </draw:text-box>
      </draw:frame>
      <draw:frame presentation:style-name="Leer-title" draw:layer="backgroundobjects" svg:width="24.764cm" svg:height="3.18cm" svg:x="1.375cm" svg:y="0.76cm" presentation:class="title" presentation:placeholder="true">
        <draw:text-box/>
      </draw:frame>
      <draw:frame presentation:style-name="Leer-outline1" draw:layer="backgroundobjects" svg:width="24.764cm" svg:height="11.047cm" svg:x="1.375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5.396cm" svg:height="10.659cm" svg:x="2.161cm" svg:y="2.16cm" presentation:class="page"/>
        <draw:frame presentation:style-name="Leer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2T16:17:02.667600995</dc:date>
    <meta:generator>LibreOffice/4.1.3.2$Linux_x86 LibreOffice_project/410m0$Build-2</meta:generator>
    <meta:editing-duration>PT6H26M32S</meta:editing-duration>
    <meta:editing-cycles>14</meta:editing-cycles>
    <meta:document-statistic meta:object-count="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88cm" svg:height="11.106cm" xlink:href="." xlink:type="simple" chart:class="chart:scatter" chart:style-name="ch1">
        <chart:legend chart:legend-position="end" svg:x="15.408cm" svg:y="4.756cm" style:legend-expansion="high" chart:style-name="ch2"/>
        <chart:plot-area chart:style-name="ch3" chart:data-source-has-labels="both" svg:x="1.376cm" svg:y="1.023cm" svg:width="13.303cm" svg:height="8.88cm">
          <chartooo:coordinate-region svg:x="2.183cm" svg:y="1.223cm" svg:width="12.125cm" svg:height="8.033cm"/>
          <chart:axis chart:dimension="x" chart:name="primary-x" chart:style-name="ch4" chartooo:axis-type="auto">
            <chart:title svg:x="7.335cm" svg:y="10.125cm" chart:style-name="ch5">
              <text:p>Distance</text:p>
            </chart:title>
            <chart:categories table:cell-range-address="local-table.$A$2:.$A$37"/>
          </chart:axis>
          <chart:axis chart:dimension="y" chart:name="primary-y" chart:style-name="ch4">
            <chart:title svg:x="0.451cm" svg:y="6.036cm" chart:style-name="ch6">
              <text:p>Vitesse</text:p>
            </chart:title>
            <chart:grid chart:style-name="ch7" chart:class="major"/>
          </chart:axis>
          <chart:series chart:style-name="ch8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9" chart:values-cell-range-address="local-table.$D$2:.$D$37" chart:label-cell-address="local-table.$D$1" chart:class="chart:scatter">
            <chart:data-point chart:repeated="36"/>
          </chart:series>
          <chart:series chart:style-name="ch10" chart:values-cell-range-address="local-table.$E$2:.$E$37" chart:label-cell-address="local-table.$E$1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1,00m/s2</text:p>
              </table:table-cell>
              <table:table-cell office:value-type="string">
                <text:p>-0,75m/s2</text:p>
              </table:table-cell>
              <table:table-cell office:value-type="string">
                <text:p>-0,50m/s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95.648439874118">
                <text:p>295.648439874118</text:p>
              </table:table-cell>
              <table:table-cell office:value-type="float" office:value="256.234267809753">
                <text:p>256.234267809753</text:p>
              </table:table-cell>
              <table:table-cell office:value-type="float" office:value="209.935704443051">
                <text:p>209.935704443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91.231866388278">
                <text:p>291.231866388278</text:p>
              </table:table-cell>
              <table:table-cell office:value-type="float" office:value="252.412361028536">
                <text:p>252.412361028536</text:p>
              </table:table-cell>
              <table:table-cell office:value-type="float" office:value="206.826013837718">
                <text:p>206.82601383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86.747275488364">
                <text:p>286.747275488364</text:p>
              </table:table-cell>
              <table:table-cell office:value-type="float" office:value="248.531688120449">
                <text:p>248.531688120449</text:p>
              </table:table-cell>
              <table:table-cell office:value-type="float" office:value="203.668848869924">
                <text:p>203.668848869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82.191424391316">
                <text:p>282.191424391316</text:p>
              </table:table-cell>
              <table:table-cell office:value-type="float" office:value="244.589451939367">
                <text:p>244.589451939367</text:p>
              </table:table-cell>
              <table:table-cell office:value-type="float" office:value="200.461966467457">
                <text:p>200.461966467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77.560804149289">
                <text:p>277.560804149289</text:p>
              </table:table-cell>
              <table:table-cell office:value-type="float" office:value="240.582626139129">
                <text:p>240.582626139129</text:p>
              </table:table-cell>
              <table:table-cell office:value-type="float" office:value="197.202941154538">
                <text:p>197.202941154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72.85160802165">
                <text:p>272.85160802165</text:p>
              </table:table-cell>
              <table:table-cell office:value-type="float" office:value="236.507927985512">
                <text:p>236.507927985512</text:p>
              </table:table-cell>
              <table:table-cell office:value-type="float" office:value="193.889143584678">
                <text:p>193.889143584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68.059694844264">
                <text:p>268.059694844264</text:p>
              </table:table-cell>
              <table:table-cell office:value-type="float" office:value="232.361786875553">
                <text:p>232.361786875553</text:p>
              </table:table-cell>
              <table:table-cell office:value-type="float" office:value="190.517715711689">
                <text:p>190.517715711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63.180546393536">
                <text:p>263.180546393536</text:p>
              </table:table-cell>
              <table:table-cell office:value-type="float" office:value="228.140307705587">
                <text:p>228.140307705587</text:p>
              </table:table-cell>
              <table:table-cell office:value-type="float" office:value="187.085541932026">
                <text:p>187.085541932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58.2092174962">
                <text:p>258.2092174962</text:p>
              </table:table-cell>
              <table:table-cell office:value-type="float" office:value="223.839228018683">
                <text:p>223.839228018683</text:p>
              </table:table-cell>
              <table:table-cell office:value-type="float" office:value="183.589215369531">
                <text:p>183.589215369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53.140277316748">
                <text:p>253.140277316748</text:p>
              </table:table-cell>
              <table:table-cell office:value-type="float" office:value="219.453867589523">
                <text:p>219.453867589523</text:p>
              </table:table-cell>
              <table:table-cell office:value-type="float" office:value="180.02499826413">
                <text:p>180.02499826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47.967739837262">
                <text:p>247.967739837262</text:p>
              </table:table-cell>
              <table:table-cell office:value-type="float" office:value="214.979068748564">
                <text:p>214.979068748564</text:p>
              </table:table-cell>
              <table:table-cell office:value-type="float" office:value="176.388775153069">
                <text:p>176.388775153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42.68498099388">
                <text:p>242.68498099388</text:p>
              </table:table-cell>
              <table:table-cell office:value-type="float" office:value="210.409125277399">
                <text:p>210.409125277399</text:p>
              </table:table-cell>
              <table:table-cell office:value-type="float" office:value="172.675997173898">
                <text:p>172.675997173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37.284639199422">
                <text:p>237.284639199422</text:p>
              </table:table-cell>
              <table:table-cell office:value-type="float" office:value="205.73769708053">
                <text:p>205.73769708053</text:p>
              </table:table-cell>
              <table:table-cell office:value-type="float" office:value="168.881615340451">
                <text:p>168.881615340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31.758494989936">
                <text:p>231.758494989936</text:p>
              </table:table-cell>
              <table:table-cell office:value-type="float" office:value="200.957706993288">
                <text:p>200.95770699328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26.097324177001">
                <text:p>226.097324177001</text:p>
              </table:table-cell>
              <table:table-cell office:value-type="float" office:value="196.06121493044">
                <text:p>196.06121493044</text:p>
              </table:table-cell>
              <table:table-cell office:value-type="float" office:value="161.024842803836">
                <text:p>161.024842803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20.29071700823">
                <text:p>220.29071700823</text:p>
              </table:table-cell>
              <table:table-cell office:value-type="float" office:value="191.039262980153">
                <text:p>191.039262980153</text:p>
              </table:table-cell>
              <table:table-cell office:value-type="float" office:value="156.94903631434">
                <text:p>156.94903631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14.326853193901">
                <text:p>214.326853193901</text:p>
              </table:table-cell>
              <table:table-cell office:value-type="float" office:value="185.881682798494">
                <text:p>185.881682798494</text:p>
              </table:table-cell>
              <table:table-cell office:value-type="float" office:value="152.764524677688">
                <text:p>152.764524677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08.19221887477">
                <text:p>208.19221887477</text:p>
              </table:table-cell>
              <table:table-cell office:value-type="float" office:value="180.576853444731">
                <text:p>180.576853444731</text:p>
              </table:table-cell>
              <table:table-cell office:value-type="float" office:value="148.462116379903">
                <text:p>148.462116379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01.871246095129">
                <text:p>201.871246095129</text:p>
              </table:table-cell>
              <table:table-cell office:value-type="float" office:value="175.11139311878">
                <text:p>175.11139311878</text:p>
              </table:table-cell>
              <table:table-cell office:value-type="float" office:value="144.031246609894">
                <text:p>144.031246609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95.345847153196">
                <text:p>195.345847153196</text:p>
              </table:table-cell>
              <table:table-cell office:value-type="float" office:value="169.469761314519">
                <text:p>169.469761314519</text:p>
              </table:table-cell>
              <table:table-cell office:value-type="float" office:value="139.459671590034">
                <text:p>139.45967159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188.594803746021">
                <text:p>188.594803746021</text:p>
              </table:table-cell>
              <table:table-cell office:value-type="float" office:value="163.633737352662">
                <text:p>163.633737352662</text:p>
              </table:table-cell>
              <table:table-cell office:value-type="float" office:value="134.733069437314">
                <text:p>134.733069437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181.592951405059">
                <text:p>181.592951405059</text:p>
              </table:table-cell>
              <table:table-cell office:value-type="float" office:value="157.581724828738">
                <text:p>157.581724828738</text:p>
              </table:table-cell>
              <table:table-cell office:value-type="float" office:value="129.834510050294">
                <text:p>129.834510050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174.310068556007">
                <text:p>174.310068556007</text:p>
              </table:table-cell>
              <table:table-cell office:value-type="float" office:value="151.28780519262">
                <text:p>151.28780519262</text:p>
              </table:table-cell>
              <table:table-cell office:value-type="float" office:value="124.743737317751">
                <text:p>124.743737317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166.709327873398">
                <text:p>166.709327873398</text:p>
              </table:table-cell>
              <table:table-cell office:value-type="float" office:value="144.720420121004">
                <text:p>144.720420121004</text:p>
              </table:table-cell>
              <table:table-cell office:value-type="float" office:value="119.436175424366">
                <text:p>119.436175424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158.745078663875">
                <text:p>158.745078663875</text:p>
              </table:table-cell>
              <table:table-cell office:value-type="float" office:value="137.840487520902">
                <text:p>137.840487520902</text:p>
              </table:table-cell>
              <table:table-cell office:value-type="float" office:value="113.881517376614">
                <text:p>113.881517376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150.3595690337">
                <text:p>150.3595690337</text:p>
              </table:table-cell>
              <table:table-cell office:value-type="float" office:value="130.598621738516">
                <text:p>130.598621738516</text:p>
              </table:table-cell>
              <table:table-cell office:value-type="float" office:value="108.041658632215">
                <text:p>108.041658632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141.477913470619">
                <text:p>141.477913470619</text:p>
              </table:table-cell>
              <table:table-cell office:value-type="float" office:value="122.930874885035">
                <text:p>122.930874885035</text:p>
              </table:table-cell>
              <table:table-cell office:value-type="float" office:value="101.867561078098">
                <text:p>101.867561078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132">
                <text:p>132</text:p>
              </table:table-cell>
              <table:table-cell office:value-type="float" office:value="114.751906302248">
                <text:p>114.751906302248</text:p>
              </table:table-cell>
              <table:table-cell office:value-type="float" office:value="95.2942810456115">
                <text:p>95.2942810456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121.786698781107">
                <text:p>121.786698781107</text:p>
              </table:table-cell>
              <table:table-cell office:value-type="float" office:value="105.943381105192">
                <text:p>105.943381105192</text:p>
              </table:table-cell>
              <table:table-cell office:value-type="float" office:value="88.2326470191164">
                <text:p>88.2326470191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110.634533487515">
                <text:p>110.634533487515</text:p>
              </table:table-cell>
              <table:table-cell office:value-type="float" office:value="96.3327566303384">
                <text:p>96.3327566303384</text:p>
              </table:table-cell>
              <table:table-cell office:value-type="float" office:value="80.5543294925853">
                <text:p>80.5543294925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98.2242332624693">
                <text:p>98.2242332624693</text:p>
              </table:table-cell>
              <table:table-cell office:value-type="float" office:value="85.6504524214555">
                <text:p>85.6504524214555</text:p>
              </table:table-cell>
              <table:table-cell office:value-type="float" office:value="72.0624728967859">
                <text:p>72.0624728967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83.9999999999999">
                <text:p>83.9999999999999</text:p>
              </table:table-cell>
              <table:table-cell office:value-type="float" office:value="73.4302390027433">
                <text:p>73.4302390027433</text:p>
              </table:table-cell>
              <table:table-cell office:value-type="float" office:value="62.4259561400544">
                <text:p>62.4259561400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66.8131723539602">
                <text:p>66.8131723539602</text:p>
              </table:table-cell>
              <table:table-cell office:value-type="float" office:value="58.7196730236128">
                <text:p>58.71967302361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43.2666153055677">
                <text:p>43.2666153055677</text:p>
              </table:table-cell>
              <table:table-cell office:value-type="float" office:value="38.7814388593307">
                <text:p>38.7814388593307</text:p>
              </table:table-cell>
              <table:table-cell office:value-type="float" office:value="36.1247837363769">
                <text:p>36.12478373637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99999999999978">
                <text:p>2.99999999999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